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98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5008in"/>
    </style:style>
    <style:style style:name="co8" style:family="table-column">
      <style:table-column-properties fo:break-before="auto" style:column-width="0.5307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091in"/>
    </style:style>
    <style:style style:name="co14" style:family="table-column">
      <style:table-column-properties fo:break-before="auto" style:column-width="0.5543in"/>
    </style:style>
    <style:style style:name="co15" style:family="table-column">
      <style:table-column-properties fo:break-before="auto" style:column-width="0.7626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1.1307in" fo:break-before="auto" style:use-optimal-row-height="true"/>
    </style:style>
    <style:style style:name="ro7" style:family="table-row">
      <style:table-row-properties style:row-height="0.8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3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2" style:family="table-cell" style:parent-style-name="Default" style:data-style-name="N125">
      <style:text-properties fo:color="#000000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125">
      <style:text-properties fo:color="#000000" fo:font-weight="bold" style:font-weight-asian="bold" style:font-weight-complex="bold"/>
    </style:style>
    <style:style style:name="ce61" style:family="table-cell" style:parent-style-name="Default" style:data-style-name="N125">
      <style:text-properties fo:color="#c9211e" fo:font-weight="bold" style:font-weight-asian="bold" style:font-weight-complex="bold"/>
    </style:style>
    <style:style style:name="ce55" style:family="table-cell" style:parent-style-name="Default" style:data-style-name="N125">
      <style:text-properties fo:color="#c9211e"/>
    </style:style>
    <style:style style:name="ce58" style:family="table-cell" style:parent-style-name="Default" style:data-style-name="N125">
      <style:text-properties fo:color="#ff0000"/>
    </style:style>
    <style:style style:name="ce60" style:family="table-cell" style:parent-style-name="Default" style:data-style-name="N125">
      <style:text-properties fo:color="#c9211e" fo:font-weight="normal" style:font-weight-asian="normal" style:font-weight-complex="normal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48" style:family="table-cell" style:parent-style-name="Default" style:data-style-name="N104">
      <style:text-properties fo:color="#000000"/>
    </style:style>
    <style:style style:name="ce64" style:family="table-cell" style:parent-style-name="Default" style:data-style-name="N104">
      <style:text-properties fo:color="#c9211e"/>
    </style:style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2" style:family="table-cell" style:parent-style-name="Default">
      <style:table-cell-properties fo:background-color="transparent" fo:wrap-option="wrap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7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99999"/>
    </style:style>
    <style:style style:name="T4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45"/>
        <table:table-column table:style-name="co11" table:default-cell-style-name="ce50"/>
        <table:table-column table:style-name="co12" table:default-cell-style-name="ce50"/>
        <table:table-column table:style-name="co13" table:default-cell-style-name="Default"/>
        <table:table-column table:style-name="co14" table:default-cell-style-name="Default"/>
        <table:table-column table:style-name="co15" table:default-cell-style-name="ce35"/>
        <table:table-column table:style-name="co16" table:number-columns-repeated="31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21"/>
          <table:table-cell table:style-name="ce27" table:number-columns-repeated="4"/>
          <table:table-cell table:style-name="ce53"/>
          <table:table-cell/>
          <table:table-cell table:style-name="ce41"/>
          <table:table-cell table:style-name="ce47"/>
          <table:table-cell table:style-name="ce51" office:value-type="float" office:value="100" calcext:value-type="float">
            <text:p>100</text:p>
          </table:table-cell>
          <table:table-cell table:style-name="ce27" table:number-columns-repeated="2"/>
          <table:table-cell table:style-name="ce72"/>
          <table:table-cell table:style-name="ce27" table:number-columns-repeated="31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1" office:value-type="string" calcext:value-type="string">
            <text:p>Supplier</text:p>
          </table:table-cell>
          <table:table-cell table:style-name="ce27" office:value-type="string" calcext:value-type="string">
            <text:p>Part Number</text:p>
          </table:table-cell>
          <table:table-cell table:style-name="ce27" office:value-type="string" calcext:value-type="string">
            <text:p>Tolerance</text:p>
            <text:p>%</text:p>
          </table:table-cell>
          <table:table-cell table:style-name="ce21" office:value-type="string" calcext:value-type="string">
            <text:p>Component</text:p>
            <text:p>Value</text:p>
          </table:table-cell>
          <table:table-cell table:style-name="ce27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7" office:value-type="string" calcext:value-type="string">
            <text:p>QTY</text:p>
            <text:p>Required</text:p>
            <text:p>For n LiBCMs</text:p>
          </table:table-cell>
          <table:table-cell table:style-name="ce27" office:value-type="string" calcext:value-type="string">
            <text:p>QTY on hand</text:p>
          </table:table-cell>
          <table:table-cell table:style-name="ce72" office:value-type="string" calcext:value-type="string">
            <text:p>Additional</text:p>
            <text:p>parts to Order for n</text:p>
            <text:p>LiBCMs</text:p>
          </table:table-cell>
          <table:table-cell table:style-name="ce27" office:value-type="string" calcext:value-type="string">
            <text:p>Need more</text:p>
            <text:p>for QTY6 protos?</text:p>
          </table:table-cell>
          <table:table-cell table:style-name="ce27" table:number-columns-repeated="30"/>
          <table:table-cell table:number-columns-repeated="978"/>
        </table:table-row>
        <table:table-row table:style-name="ro3">
          <table:table-cell table:style-name="ce11" office:value-type="string" calcext:value-type="string">
            <text:p>Pick &amp; Place</text:p>
          </table:table-cell>
          <table:table-cell/>
          <table:table-cell table:style-name="ce21"/>
          <table:table-cell table:style-name="ce27" table:number-columns-repeated="2"/>
          <table:table-cell table:style-name="ce21"/>
          <table:table-cell table:style-name="ce27"/>
          <table:table-cell table:style-name="ce53"/>
          <table:table-cell/>
          <table:table-cell table:style-name="ce41"/>
          <table:table-cell table:style-name="ce47" table:number-columns-repeated="2"/>
          <table:table-cell table:style-name="ce27" table:number-columns-repeated="2"/>
          <table:table-cell table:style-name="ce72"/>
          <table:table-cell table:style-name="ce27" table:number-columns-repeated="31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3"/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4.53" calcext:value-type="currency">
            <text:p>$14.530</text:p>
          </table:table-cell>
          <table:table-cell table:style-name="ce48" table:formula="of:=[.J4]*[.I4]" office:value-type="currency" office:currency="USD" office:value="14.53" calcext:value-type="currency">
            <text:p>$14.53</text:p>
          </table:table-cell>
          <table:table-cell table:style-name="ce48" table:formula="of:=[.K4]*[.L$1]" office:value-type="currency" office:currency="USD" office:value="1453" calcext:value-type="currency">
            <text:p>$1,453.00</text:p>
          </table:table-cell>
          <table:table-cell table:style-name="ce14" table:formula="of:=[.I4]*[.$L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formula="of:=MAX(0;([.M4]-[.N4]))" office:value-type="float" office:value="50" calcext:value-type="float">
            <text:p>5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9)</text:p>
          </table:table-cell>
          <table:table-cell table:style-name="ce14" office:value-type="float" office:value="17" calcext:value-type="float">
            <text:p>17</text:p>
          </table:table-cell>
          <table:table-cell table:style-name="ce42" office:value-type="currency" office:currency="USD" office:value="0.003" calcext:value-type="currency">
            <text:p>$0.003</text:p>
          </table:table-cell>
          <table:table-cell table:style-name="ce48" table:formula="of:=[.J5]*[.I5]" office:value-type="currency" office:currency="USD" office:value="0.051" calcext:value-type="currency">
            <text:p>$0.05</text:p>
          </table:table-cell>
          <table:table-cell table:style-name="ce48" table:formula="of:=[.K5]*[.L$1]" office:value-type="currency" office:currency="USD" office:value="5.1" calcext:value-type="currency">
            <text:p>$5.10</text:p>
          </table:table-cell>
          <table:table-cell table:style-name="ce14" table:formula="of:=[.I5]*[.$L$1]" office:value-type="float" office:value="1700" calcext:value-type="float">
            <text:p>1700</text:p>
          </table:table-cell>
          <table:table-cell table:style-name="ce14" office:value-type="float" office:value="5000" calcext:value-type="float">
            <text:p>5000</text:p>
          </table:table-cell>
          <table:table-cell table:formula="of:=MAX(0;([.M5]-[.N5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12(22)</text:p>
          </table:table-cell>
          <table:table-cell table:style-name="ce14" office:value-type="float" office:value="61" calcext:value-type="float">
            <text:p>61</text:p>
          </table:table-cell>
          <table:table-cell table:style-name="ce42" office:value-type="currency" office:currency="USD" office:value="0.03174" calcext:value-type="currency">
            <text:p>$0.032</text:p>
          </table:table-cell>
          <table:table-cell table:style-name="ce48" table:formula="of:=[.J6]*[.I6]" office:value-type="currency" office:currency="USD" office:value="1.93614" calcext:value-type="currency">
            <text:p>$1.94</text:p>
          </table:table-cell>
          <table:table-cell table:style-name="ce48" table:formula="of:=[.K6]*[.L$1]" office:value-type="currency" office:currency="USD" office:value="193.614" calcext:value-type="currency">
            <text:p>$193.61</text:p>
          </table:table-cell>
          <table:table-cell table:style-name="ce14" table:formula="of:=[.I6]*[.$L$1]" office:value-type="float" office:value="6100" calcext:value-type="float">
            <text:p>6100</text:p>
          </table:table-cell>
          <table:table-cell table:style-name="ce14" office:value-type="float" office:value="4300" calcext:value-type="float">
            <text:p>4300</text:p>
          </table:table-cell>
          <table:table-cell table:formula="of:=MAX(0;([.M6]-[.N6]))" office:value-type="float" office:value="1800" calcext:value-type="float">
            <text:p>18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8)</text:p>
          </table:table-cell>
          <table:table-cell table:style-name="ce14" office:value-type="float" office:value="100" calcext:value-type="float">
            <text:p>100</text:p>
          </table:table-cell>
          <table:table-cell table:style-name="ce42" office:value-type="currency" office:currency="USD" office:value="0.004" calcext:value-type="currency">
            <text:p>$0.004</text:p>
          </table:table-cell>
          <table:table-cell table:style-name="ce48" table:formula="of:=[.J7]*[.I7]" office:value-type="currency" office:currency="USD" office:value="0.4" calcext:value-type="currency">
            <text:p>$0.40</text:p>
          </table:table-cell>
          <table:table-cell table:style-name="ce48" table:formula="of:=[.K7]*[.L$1]" office:value-type="currency" office:currency="USD" office:value="40" calcext:value-type="currency">
            <text:p>$40.00</text:p>
          </table:table-cell>
          <table:table-cell table:style-name="ce14" table:formula="of:=[.I7]*[.$L$1]" office:value-type="float" office:value="10000" calcext:value-type="float">
            <text:p>10000</text:p>
          </table:table-cell>
          <table:table-cell table:style-name="ce14" office:value-type="float" office:value="10000" calcext:value-type="float">
            <text:p>10000</text:p>
          </table:table-cell>
          <table:table-cell table:formula="of:=MAX(0;([.M7]-[.N7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768" calcext:value-type="float">
            <text:p>768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2)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004" calcext:value-type="currency">
            <text:p>$0.004</text:p>
          </table:table-cell>
          <table:table-cell table:style-name="ce48" table:formula="of:=[.J8]*[.I8]" office:value-type="currency" office:currency="USD" office:value="0.04" calcext:value-type="currency">
            <text:p>$0.04</text:p>
          </table:table-cell>
          <table:table-cell table:style-name="ce48" table:formula="of:=[.K8]*[.L$1]" office:value-type="currency" office:currency="USD" office:value="4" calcext:value-type="currency">
            <text:p>$4.00</text:p>
          </table:table-cell>
          <table:table-cell table:style-name="ce14" table:formula="of:=[.I8]*[.$L$1]" office:value-type="float" office:value="1000" calcext:value-type="float">
            <text:p>1000</text:p>
          </table:table-cell>
          <table:table-cell table:style-name="ce14" office:value-type="float" office:value="2000" calcext:value-type="float">
            <text:p>2000</text:p>
          </table:table-cell>
          <table:table-cell table:formula="of:=MAX(0;([.M8]-[.N8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>
            <text:p>1k24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1)</text:p>
          </table:table-cell>
          <table:table-cell table:style-name="ce14" office:value-type="float" office:value="86" calcext:value-type="float">
            <text:p>86</text:p>
          </table:table-cell>
          <table:table-cell table:style-name="ce42" office:value-type="currency" office:currency="USD" office:value="0.004" calcext:value-type="currency">
            <text:p>$0.004</text:p>
          </table:table-cell>
          <table:table-cell table:style-name="ce48" table:formula="of:=[.J9]*[.I9]" office:value-type="currency" office:currency="USD" office:value="0.344" calcext:value-type="currency">
            <text:p>$0.34</text:p>
          </table:table-cell>
          <table:table-cell table:style-name="ce48" table:formula="of:=[.K9]*[.L$1]" office:value-type="currency" office:currency="USD" office:value="34.4" calcext:value-type="currency">
            <text:p>$34.40</text:p>
          </table:table-cell>
          <table:table-cell table:style-name="ce14" table:formula="of:=[.I9]*[.$L$1]" office:value-type="float" office:value="8600" calcext:value-type="float">
            <text:p>8600</text:p>
          </table:table-cell>
          <table:table-cell table:style-name="ce14" office:value-type="float" office:value="5000" calcext:value-type="float">
            <text:p>5000</text:p>
          </table:table-cell>
          <table:table-cell table:formula="of:=MAX(0;([.M9]-[.N9]))" office:value-type="float" office:value="3600" calcext:value-type="float">
            <text:p>36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table:style-name="ce14"/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10)</text:p>
          </table:table-cell>
          <table:table-cell table:style-name="ce14" office:value-type="float" office:value="14" calcext:value-type="float">
            <text:p>14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J10]*[.I10]" office:value-type="currency" office:currency="USD" office:value="0.07616" calcext:value-type="currency">
            <text:p>$0.08</text:p>
          </table:table-cell>
          <table:table-cell table:style-name="ce48" table:formula="of:=[.K10]*[.L$1]" office:value-type="currency" office:currency="USD" office:value="7.616" calcext:value-type="currency">
            <text:p>$7.62</text:p>
          </table:table-cell>
          <table:table-cell table:style-name="ce14" table:formula="of:=[.I10]*[.$L$1]" office:value-type="float" office:value="1400" calcext:value-type="float">
            <text:p>1400</text:p>
          </table:table-cell>
          <table:table-cell table:style-name="ce14" office:value-type="float" office:value="5000" calcext:value-type="float">
            <text:p>5000</text:p>
          </table:table-cell>
          <table:table-cell table:formula="of:=MAX(0;([.M10]-[.N10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k@250mW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05)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0459" calcext:value-type="currency">
            <text:p>$0.005</text:p>
          </table:table-cell>
          <table:table-cell table:style-name="ce48" table:formula="of:=[.J11]*[.I11]" office:value-type="currency" office:currency="USD" office:value="0.13311" calcext:value-type="currency">
            <text:p>$0.13</text:p>
          </table:table-cell>
          <table:table-cell table:style-name="ce48" table:formula="of:=[.K11]*[.L$1]" office:value-type="currency" office:currency="USD" office:value="13.311" calcext:value-type="currency">
            <text:p>$13.31</text:p>
          </table:table-cell>
          <table:table-cell table:style-name="ce14" table:formula="of:=[.I11]*[.$L$1]" office:value-type="float" office:value="2900" calcext:value-type="float">
            <text:p>2900</text:p>
          </table:table-cell>
          <table:table-cell table:style-name="ce14" office:value-type="float" office:value="5000" calcext:value-type="float">
            <text:p>5000</text:p>
          </table:table-cell>
          <table:table-cell table:formula="of:=MAX(0;([.M11]-[.N11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3)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035" calcext:value-type="currency">
            <text:p>$0.004</text:p>
          </table:table-cell>
          <table:table-cell table:style-name="ce48" table:formula="of:=[.J12]*[.I12]" office:value-type="currency" office:currency="USD" office:value="0.0245" calcext:value-type="currency">
            <text:p>$0.02</text:p>
          </table:table-cell>
          <table:table-cell table:style-name="ce48" table:formula="of:=[.K12]*[.L$1]" office:value-type="currency" office:currency="USD" office:value="2.45" calcext:value-type="currency">
            <text:p>$2.45</text:p>
          </table:table-cell>
          <table:table-cell table:style-name="ce14" table:formula="of:=[.I12]*[.$L$1]" office:value-type="float" office:value="700" calcext:value-type="float">
            <text:p>700</text:p>
          </table:table-cell>
          <table:table-cell table:style-name="ce14" office:value-type="float" office:value="5000" calcext:value-type="float">
            <text:p>5000</text:p>
          </table:table-cell>
          <table:table-cell table:formula="of:=MAX(0;([.M12]-[.N12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0k@250mW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2)</text:p>
          </table:table-cell>
          <table:table-cell table:style-name="ce14" office:value-type="float" office:value="8" calcext:value-type="float">
            <text:p>8</text:p>
          </table:table-cell>
          <table:table-cell table:style-name="ce44" office:value-type="currency" office:currency="USD" office:value="0.005" calcext:value-type="currency">
            <text:p>$0.005</text:p>
          </table:table-cell>
          <table:table-cell table:style-name="ce48" table:formula="of:=[.J13]*[.I13]" office:value-type="currency" office:currency="USD" office:value="0.04" calcext:value-type="currency">
            <text:p>$0.04</text:p>
          </table:table-cell>
          <table:table-cell table:style-name="ce48" table:formula="of:=[.K13]*[.L$1]" office:value-type="currency" office:currency="USD" office:value="4" calcext:value-type="currency">
            <text:p>$4.00</text:p>
          </table:table-cell>
          <table:table-cell table:style-name="ce14" table:formula="of:=[.I13]*[.$L$1]" office:value-type="float" office:value="800" calcext:value-type="float">
            <text:p>800</text:p>
          </table:table-cell>
          <table:table-cell table:style-name="ce14" office:value-type="float" office:value="5000" calcext:value-type="float">
            <text:p>5000</text:p>
          </table:table-cell>
          <table:table-cell table:formula="of:=MAX(0;([.M13]-[.N13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table:style-name="ce14"/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1)</text:p>
          </table:table-cell>
          <table:table-cell table:style-name="ce14" office:value-type="float" office:value="11" calcext:value-type="float">
            <text:p>11</text:p>
          </table:table-cell>
          <table:table-cell table:style-name="ce42" office:value-type="currency" office:currency="USD" office:value="0.00371" calcext:value-type="currency">
            <text:p>$0.004</text:p>
          </table:table-cell>
          <table:table-cell table:style-name="ce48" table:formula="of:=[.J14]*[.I14]" office:value-type="currency" office:currency="USD" office:value="0.04081" calcext:value-type="currency">
            <text:p>$0.04</text:p>
          </table:table-cell>
          <table:table-cell table:style-name="ce48" table:formula="of:=[.K14]*[.L$1]" office:value-type="currency" office:currency="USD" office:value="4.081" calcext:value-type="currency">
            <text:p>$4.08</text:p>
          </table:table-cell>
          <table:table-cell table:style-name="ce14" table:formula="of:=[.I14]*[.$L$1]" office:value-type="float" office:value="1100" calcext:value-type="float">
            <text:p>1100</text:p>
          </table:table-cell>
          <table:table-cell table:style-name="ce14" office:value-type="float" office:value="5000" calcext:value-type="float">
            <text:p>5000</text:p>
          </table:table-cell>
          <table:table-cell table:formula="of:=MAX(0;([.M14]-[.N14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14"/>
          <table:table-cell table:style-name="ce33" office:value-type="string" calcext:value-type="string">
            <text:p>100p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46" office:value-type="currency" office:currency="USD" office:value="0.022" calcext:value-type="currency">
            <text:p>$0.022</text:p>
          </table:table-cell>
          <table:table-cell table:style-name="ce48" table:formula="of:=[.J15]*[.I15]" office:value-type="currency" office:currency="USD" office:value="0.264" calcext:value-type="currency">
            <text:p>$0.26</text:p>
          </table:table-cell>
          <table:table-cell table:style-name="ce48" table:formula="of:=[.K15]*[.L$1]" office:value-type="currency" office:currency="USD" office:value="26.4" calcext:value-type="currency">
            <text:p>$26.40</text:p>
          </table:table-cell>
          <table:table-cell table:style-name="ce14" table:formula="of:=[.I15]*[.$L$1]" office:value-type="float" office:value="1200" calcext:value-type="float">
            <text:p>1200</text:p>
          </table:table-cell>
          <table:table-cell table:style-name="ce14" office:value-type="float" office:value="471" calcext:value-type="float">
            <text:p>471</text:p>
          </table:table-cell>
          <table:table-cell table:formula="of:=MAX(0;([.M15]-[.N15]))" office:value-type="float" office:value="729" calcext:value-type="float">
            <text:p>729</text:p>
          </table:table-cell>
          <table:table-cell table:style-name="ce14" table:number-columns-repeated="48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8567in" svg:x="6.7102in" svg:y="2.5531in" draw:caption-point-x="-0.2402in" draw:caption-point-y="0.5945in">
              <dc:date>2021-09-17T00:00:00</dc:date>
              <text:p text:style-name="P1"><text:span text:style-name="T1">Expensive due to 100 V rating. <text:s/>Replace with cheaper part on reorder</text:span></text:p>
            </office:annotation>
            <text:p>1276-2447-2-ND</text:p>
            <text:p>478-5721-2-ND (cheaper)</text:p>
          </table:table-cell>
          <table:table-cell table:style-name="ce14"/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string" calcext:value-type="string">
            <text:p>8(04)</text:p>
          </table:table-cell>
          <table:table-cell table:style-name="ce14" office:value-type="float" office:value="89" calcext:value-type="float">
            <text:p>89</text:p>
          </table:table-cell>
          <table:table-cell table:style-name="ce61" office:value-type="currency" office:currency="USD" office:value="0.027" calcext:value-type="currency">
            <text:p>$0.027</text:p>
          </table:table-cell>
          <table:table-cell table:style-name="ce48" table:formula="of:=[.J16]*[.I16]" office:value-type="currency" office:currency="USD" office:value="2.403" calcext:value-type="currency">
            <text:p>$2.40</text:p>
          </table:table-cell>
          <table:table-cell table:style-name="ce48" table:formula="of:=[.K16]*[.L$1]" office:value-type="currency" office:currency="USD" office:value="240.3" calcext:value-type="currency">
            <text:p>$240.30</text:p>
          </table:table-cell>
          <table:table-cell table:style-name="ce14" table:formula="of:=[.I16]*[.$L$1]" office:value-type="float" office:value="8900" calcext:value-type="float">
            <text:p>8900</text:p>
          </table:table-cell>
          <table:table-cell table:style-name="ce14" office:value-type="float" office:value="7800" calcext:value-type="float">
            <text:p>7800</text:p>
          </table:table-cell>
          <table:table-cell table:formula="of:=MAX(0;([.M16]-[.N16]))" office:value-type="float" office:value="1100" calcext:value-type="float">
            <text:p>11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14"/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string" calcext:value-type="string">
            <text:p>8(15)</text:p>
          </table:table-cell>
          <table:table-cell table:style-name="ce14" office:value-type="float" office:value="38" calcext:value-type="float">
            <text:p>38</text:p>
          </table:table-cell>
          <table:table-cell table:style-name="ce46" office:value-type="currency" office:currency="USD" office:value="0.01699" calcext:value-type="currency">
            <text:p>$0.017</text:p>
          </table:table-cell>
          <table:table-cell table:style-name="ce48" table:formula="of:=[.J17]*[.I17]" office:value-type="currency" office:currency="USD" office:value="0.64562" calcext:value-type="currency">
            <text:p>$0.65</text:p>
          </table:table-cell>
          <table:table-cell table:style-name="ce48" table:formula="of:=[.K17]*[.L$1]" office:value-type="currency" office:currency="USD" office:value="64.562" calcext:value-type="currency">
            <text:p>$64.56</text:p>
          </table:table-cell>
          <table:table-cell table:style-name="ce14" table:formula="of:=[.I17]*[.$L$1]" office:value-type="float" office:value="3800" calcext:value-type="float">
            <text:p>3800</text:p>
          </table:table-cell>
          <table:table-cell table:style-name="ce14" office:value-type="float" office:value="3500" calcext:value-type="float">
            <text:p>3500</text:p>
          </table:table-cell>
          <table:table-cell table:formula="of:=MAX(0;([.M17]-[.N17]))" office:value-type="float" office:value="300" calcext:value-type="float">
            <text:p>3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</table:table-cell>
          <table:table-cell table:style-name="ce14"/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string" calcext:value-type="string">
            <text:p>8(17)</text:p>
          </table:table-cell>
          <table:table-cell table:style-name="ce14" office:value-type="float" office:value="10" calcext:value-type="float">
            <text:p>10</text:p>
          </table:table-cell>
          <table:table-cell table:style-name="ce46" office:value-type="currency" office:currency="USD" office:value="0.223" calcext:value-type="currency">
            <text:p>$0.223</text:p>
          </table:table-cell>
          <table:table-cell table:style-name="ce48" table:formula="of:=[.J18]*[.I18]" office:value-type="currency" office:currency="USD" office:value="2.23" calcext:value-type="currency">
            <text:p>$2.23</text:p>
          </table:table-cell>
          <table:table-cell table:style-name="ce48" table:formula="of:=[.K18]*[.L$1]" office:value-type="currency" office:currency="USD" office:value="223" calcext:value-type="currency">
            <text:p>$223.00</text:p>
          </table:table-cell>
          <table:table-cell table:style-name="ce14" table:formula="of:=[.I18]*[.$L$1]" office:value-type="float" office:value="1000" calcext:value-type="float">
            <text:p>100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M18]-[.N18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14"/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string" calcext:value-type="string">
            <text:p>8(07)</text:p>
          </table:table-cell>
          <table:table-cell table:style-name="ce14" office:value-type="float" office:value="14" calcext:value-type="float">
            <text:p>14</text:p>
          </table:table-cell>
          <table:table-cell table:style-name="ce46" office:value-type="currency" office:currency="USD" office:value="0.0792" calcext:value-type="currency">
            <text:p>$0.079</text:p>
          </table:table-cell>
          <table:table-cell table:style-name="ce48" table:formula="of:=[.J19]*[.I19]" office:value-type="currency" office:currency="USD" office:value="1.1088" calcext:value-type="currency">
            <text:p>$1.11</text:p>
          </table:table-cell>
          <table:table-cell table:style-name="ce48" table:formula="of:=[.K19]*[.L$1]" office:value-type="currency" office:currency="USD" office:value="110.88" calcext:value-type="currency">
            <text:p>$110.88</text:p>
          </table:table-cell>
          <table:table-cell table:style-name="ce14" table:formula="of:=[.I19]*[.$L$1]" office:value-type="float" office:value="1400" calcext:value-type="float">
            <text:p>1400</text:p>
          </table:table-cell>
          <table:table-cell table:style-name="ce14" office:value-type="float" office:value="2050" calcext:value-type="float">
            <text:p>2050</text:p>
          </table:table-cell>
          <table:table-cell table:formula="of:=MAX(0;([.M19]-[.N19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RSC002P03T316</text:p>
          </table:table-cell>
          <table:table-cell table:style-name="ce31"/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8(14)</text:p>
          </table:table-cell>
          <table:table-cell table:style-name="ce14" office:value-type="float" office:value="62" calcext:value-type="float">
            <text:p>62</text:p>
          </table:table-cell>
          <table:table-cell table:style-name="ce42" office:value-type="currency" office:currency="USD" office:value="0.0506" calcext:value-type="currency">
            <text:p>$0.051</text:p>
          </table:table-cell>
          <table:table-cell table:style-name="ce48" table:formula="of:=[.J20]*[.I20]" office:value-type="currency" office:currency="USD" office:value="3.1372" calcext:value-type="currency">
            <text:p>$3.14</text:p>
          </table:table-cell>
          <table:table-cell table:style-name="ce48" table:formula="of:=[.K20]*[.L$1]" office:value-type="currency" office:currency="USD" office:value="313.72" calcext:value-type="currency">
            <text:p>$313.72</text:p>
          </table:table-cell>
          <table:table-cell table:style-name="ce14" table:formula="of:=[.I20]*[.$L$1]" office:value-type="float" office:value="6200" calcext:value-type="float">
            <text:p>6200</text:p>
          </table:table-cell>
          <table:table-cell table:style-name="ce14" office:value-type="float" office:value="5400" calcext:value-type="float">
            <text:p>5400</text:p>
          </table:table-cell>
          <table:table-cell table:formula="of:=MAX(0;([.M20]-[.N20]))" office:value-type="float" office:value="800" calcext:value-type="float">
            <text:p>8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14"/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string" calcext:value-type="string">
            <text:p>8(19)</text:p>
          </table:table-cell>
          <table:table-cell table:style-name="ce14" office:value-type="float" office:value="11" calcext:value-type="float">
            <text:p>11</text:p>
          </table:table-cell>
          <table:table-cell table:style-name="ce42" office:value-type="currency" office:currency="USD" office:value="0.04747" calcext:value-type="currency">
            <text:p>$0.047</text:p>
          </table:table-cell>
          <table:table-cell table:style-name="ce48" table:formula="of:=[.J21]*[.I21]" office:value-type="currency" office:currency="USD" office:value="0.52217" calcext:value-type="currency">
            <text:p>$0.52</text:p>
          </table:table-cell>
          <table:table-cell table:style-name="ce48" table:formula="of:=[.K21]*[.L$1]" office:value-type="currency" office:currency="USD" office:value="52.217" calcext:value-type="currency">
            <text:p>$52.22</text:p>
          </table:table-cell>
          <table:table-cell table:style-name="ce14" table:formula="of:=[.I21]*[.$L$1]" office:value-type="float" office:value="1100" calcext:value-type="float">
            <text:p>1100</text:p>
          </table:table-cell>
          <table:table-cell table:style-name="ce14" office:value-type="float" office:value="3450" calcext:value-type="float">
            <text:p>3450</text:p>
          </table:table-cell>
          <table:table-cell table:formula="of:=MAX(0;([.M21]-[.N21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SSM3K329R</text:span></text:p>
            <text:p><text:span text:style-name="T3">IRLML2060TRPBF</text:span></text:p>
            <text:p><text:span text:style-name="T3">NXV55UNR</text:span></text:p>
          </table:table-cell>
          <table:table-cell table:style-name="ce14"/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string" calcext:value-type="string">
            <text:p>8(20)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099" calcext:value-type="currency">
            <text:p>$0.099</text:p>
          </table:table-cell>
          <table:table-cell table:style-name="ce48" table:formula="of:=[.J22]*[.I22]" office:value-type="currency" office:currency="USD" office:value="0.99" calcext:value-type="currency">
            <text:p>$0.99</text:p>
          </table:table-cell>
          <table:table-cell table:style-name="ce48" table:formula="of:=[.K22]*[.L$1]" office:value-type="currency" office:currency="USD" office:value="99" calcext:value-type="currency">
            <text:p>$99.00</text:p>
          </table:table-cell>
          <table:table-cell table:style-name="ce14" table:formula="of:=[.I22]*[.$L$1]" office:value-type="float" office:value="1000" calcext:value-type="float">
            <text:p>1000</text:p>
          </table:table-cell>
          <table:table-cell table:style-name="ce14" office:value-type="float" office:value="3100" calcext:value-type="float">
            <text:p>3100</text:p>
          </table:table-cell>
          <table:table-cell table:formula="of:=MAX(0;([.M22]-[.N22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14"/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23)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10215" calcext:value-type="currency">
            <text:p>$0.102</text:p>
          </table:table-cell>
          <table:table-cell table:style-name="ce48" table:formula="of:=[.J23]*[.I23]" office:value-type="currency" office:currency="USD" office:value="0.51075" calcext:value-type="currency">
            <text:p>$0.51</text:p>
          </table:table-cell>
          <table:table-cell table:style-name="ce48" table:formula="of:=[.K23]*[.L$1]" office:value-type="currency" office:currency="USD" office:value="51.075" calcext:value-type="currency">
            <text:p>$51.08</text:p>
          </table:table-cell>
          <table:table-cell table:style-name="ce14" table:formula="of:=[.I23]*[.$L$1]" office:value-type="float" office:value="500" calcext:value-type="float">
            <text:p>500</text:p>
          </table:table-cell>
          <table:table-cell table:style-name="ce14" office:value-type="float" office:value="1025" calcext:value-type="float">
            <text:p>1025</text:p>
          </table:table-cell>
          <table:table-cell table:formula="of:=MAX(0;([.M23]-[.N23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14"/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21)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13932" calcext:value-type="currency">
            <text:p>$0.139</text:p>
          </table:table-cell>
          <table:table-cell table:style-name="ce48" table:formula="of:=[.J24]*[.I24]" office:value-type="currency" office:currency="USD" office:value="0.6966" calcext:value-type="currency">
            <text:p>$0.70</text:p>
          </table:table-cell>
          <table:table-cell table:style-name="ce48" table:formula="of:=[.K24]*[.L$1]" office:value-type="currency" office:currency="USD" office:value="69.66" calcext:value-type="currency">
            <text:p>$69.66</text:p>
          </table:table-cell>
          <table:table-cell table:style-name="ce14" table:formula="of:=[.I24]*[.$L$1]" office:value-type="float" office:value="500" calcext:value-type="float">
            <text:p>500</text:p>
          </table:table-cell>
          <table:table-cell table:style-name="ce14" office:value-type="float" office:value="525" calcext:value-type="float">
            <text:p>525</text:p>
          </table:table-cell>
          <table:table-cell table:formula="of:=MAX(0;([.M24]-[.N24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06)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03085" calcext:value-type="currency">
            <text:p>$0.031</text:p>
          </table:table-cell>
          <table:table-cell table:style-name="ce48" table:formula="of:=[.J25]*[.I25]" office:value-type="currency" office:currency="USD" office:value="0.1234" calcext:value-type="currency">
            <text:p>$0.12</text:p>
          </table:table-cell>
          <table:table-cell table:style-name="ce48" table:formula="of:=[.K25]*[.L$1]" office:value-type="currency" office:currency="USD" office:value="12.34" calcext:value-type="currency">
            <text:p>$12.34</text:p>
          </table:table-cell>
          <table:table-cell table:style-name="ce14" table:formula="of:=[.I25]*[.$L$1]" office:value-type="float" office:value="400" calcext:value-type="float">
            <text:p>400</text:p>
          </table:table-cell>
          <table:table-cell table:style-name="ce14" office:value-type="float" office:value="3100" calcext:value-type="float">
            <text:p>3100</text:p>
          </table:table-cell>
          <table:table-cell table:formula="of:=MAX(0;([.M25]-[.N25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12(24)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16" calcext:value-type="currency">
            <text:p>$0.116</text:p>
          </table:table-cell>
          <table:table-cell table:style-name="ce48" table:formula="of:=[.J26]*[.I26]" office:value-type="currency" office:currency="USD" office:value="0.116" calcext:value-type="currency">
            <text:p>$0.12</text:p>
          </table:table-cell>
          <table:table-cell table:style-name="ce48" table:formula="of:=[.K26]*[.L$1]" office:value-type="currency" office:currency="USD" office:value="11.6" calcext:value-type="currency">
            <text:p>$11.60</text:p>
          </table:table-cell>
          <table:table-cell table:style-name="ce14" table:formula="of:=[.I26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26]-[.N26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  <text:p>Mouser</text:p>
          </table:table-cell>
          <table:table-cell table:style-name="ce14" office:value-type="string" calcext:value-type="string">
            <text:p>LTC6820HMS#PBF-ND</text:p>
          </table:table-cell>
          <table:table-cell table:style-name="ce14"/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12(25)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435" calcext:value-type="currency">
            <text:p>$5.044</text:p>
          </table:table-cell>
          <table:table-cell table:style-name="ce48" table:formula="of:=[.J27]*[.I27]" office:value-type="currency" office:currency="USD" office:value="5.0435" calcext:value-type="currency">
            <text:p>$5.04</text:p>
          </table:table-cell>
          <table:table-cell table:style-name="ce48" table:formula="of:=[.K27]*[.L$1]" office:value-type="currency" office:currency="USD" office:value="504.35" calcext:value-type="currency">
            <text:p>$504.35</text:p>
          </table:table-cell>
          <table:table-cell table:style-name="ce14" table:formula="of:=[.I27]*[.$L$1]" office:value-type="float" office:value="100" calcext:value-type="float">
            <text:p>100</text:p>
          </table:table-cell>
          <table:table-cell table:style-name="ce14" office:value-type="float" office:value="102" calcext:value-type="float">
            <text:p>102</text:p>
          </table:table-cell>
          <table:table-cell table:formula="of:=MAX(0;([.M27]-[.N27]))" office:value-type="float" office:value="0" calcext:value-type="float">
            <text:p>0</text:p>
          </table:table-cell>
          <table:table-cell table:style-name="ce14" office:value-type="string" calcext:value-type="string">
            <text:p>QTY200 on order</text:p>
          </table:table-cell>
          <table:table-cell table:style-name="ce14" table:number-columns-repeated="47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04IG-2</text:p>
          </table:table-cell>
          <table:table-cell table:style-name="ce14"/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24(tray)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16.07" calcext:value-type="currency">
            <text:p>$16.070</text:p>
          </table:table-cell>
          <table:table-cell table:style-name="ce48" table:formula="of:=[.J28]*[.I28]" office:value-type="currency" office:currency="USD" office:value="80.35" calcext:value-type="currency">
            <text:p>$80.35</text:p>
          </table:table-cell>
          <table:table-cell table:style-name="ce48" table:formula="of:=[.K28]*[.L$1]" office:value-type="currency" office:currency="USD" office:value="8035" calcext:value-type="currency">
            <text:p>$8,035.00</text:p>
          </table:table-cell>
          <table:table-cell table:style-name="ce14" table:formula="of:=[.I28]*[.$L$1]" office:value-type="float" office:value="500" calcext:value-type="float">
            <text:p>500</text:p>
          </table:table-cell>
          <table:table-cell table:style-name="ce14" office:value-type="float" office:value="970" calcext:value-type="float">
            <text:p>970</text:p>
          </table:table-cell>
          <table:table-cell table:formula="of:=MAX(0;([.M28]-[.N28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14"/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8)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0564" calcext:value-type="currency">
            <text:p>$2.056</text:p>
          </table:table-cell>
          <table:table-cell table:style-name="ce48" table:formula="of:=[.J29]*[.I29]" office:value-type="currency" office:currency="USD" office:value="2.0564" calcext:value-type="currency">
            <text:p>$2.06</text:p>
          </table:table-cell>
          <table:table-cell table:style-name="ce48" table:formula="of:=[.K29]*[.L$1]" office:value-type="currency" office:currency="USD" office:value="205.64" calcext:value-type="currency">
            <text:p>$205.64</text:p>
          </table:table-cell>
          <table:table-cell table:style-name="ce14" table:formula="of:=[.I29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29]-[.N29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uck Converte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5.678in" draw:caption-point-x="-0.2402in" draw:caption-point-y="0.5945in">
              <dc:date>2021-10-10T00:00:00</dc:date>
              <text:p text:style-name="P1"><text:span text:style-name="T1">AP62150 close replacement (external feedback)</text:span></text:p>
            </office:annotation>
            <text:p>AP63205WU</text:p>
          </table:table-cell>
          <table:table-cell table:style-name="ce31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6095" calcext:value-type="currency">
            <text:p>$0.610</text:p>
          </table:table-cell>
          <table:table-cell table:style-name="ce48" table:formula="of:=[.J30]*[.I30]" office:value-type="currency" office:currency="USD" office:value="0.6095" calcext:value-type="currency">
            <text:p>$0.61</text:p>
          </table:table-cell>
          <table:table-cell table:style-name="ce48" table:formula="of:=[.K30]*[.L$1]" office:value-type="currency" office:currency="USD" office:value="60.95" calcext:value-type="currency">
            <text:p>$60.95</text:p>
          </table:table-cell>
          <table:table-cell table:style-name="ce14" table:formula="of:=[.I30]*[.$L$1]" office:value-type="float" office:value="100" calcext:value-type="float">
            <text:p>100</text:p>
          </table:table-cell>
          <table:table-cell table:style-name="ce14" office:value-type="float" office:value="88" calcext:value-type="float">
            <text:p>88</text:p>
          </table:table-cell>
          <table:table-cell table:style-name="ce70" table:formula="of:=MAX(0;([.M30]-[.N30]))" office:value-type="float" office:value="12" calcext:value-type="float">
            <text:p>12</text:p>
          </table:table-cell>
          <table:table-cell table:style-name="ce14" office:value-type="string" calcext:value-type="string">
            <text:p>QTY250 expected 2022APR</text:p>
          </table:table-cell>
          <table:table-cell table:style-name="ce14" table:number-columns-repeated="47"/>
          <table:table-cell table:number-columns-repeated="961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5">
          <table:table-cell table:style-name="ce3" table:number-columns-repeated="5"/>
          <table:table-cell table:style-name="ce3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:.K31])" office:value-type="currency" office:currency="USD" office:value="118.42266" calcext:value-type="currency">
            <text:p>$118.42</text:p>
          </table:table-cell>
          <table:table-cell table:style-name="ce64" table:formula="of:=SUM([.L4:.L31])" office:value-type="currency" office:currency="USD" office:value="11842.266" calcext:value-type="currency">
            <text:p>$11,842.27</text:p>
          </table:table-cell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5"/>
          <table:table-cell table:style-name="ce36"/>
          <table:table-cell table:style-name="ce3" table:number-columns-repeated="8"/>
          <table:table-cell/>
          <table:table-cell table:style-name="ce3" table:number-columns-repeated="48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2"/>
          <table:table-cell/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1487CS8#PBF-ND</text:p>
          </table:table-cell>
          <table:table-cell table:style-name="ce14"/>
          <table:table-cell table:style-name="ce22" office:value-type="string" calcext:value-type="string">
            <text:p>In Tube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J36]*[.I36]" office:value-type="currency" office:currency="USD" office:value="7.0692" calcext:value-type="currency">
            <text:p>$7.07</text:p>
          </table:table-cell>
          <table:table-cell table:style-name="ce48" table:formula="of:=[.K36]*[.L$1]" office:value-type="currency" office:currency="USD" office:value="706.92" calcext:value-type="currency">
            <text:p>$706.92</text:p>
          </table:table-cell>
          <table:table-cell table:style-name="ce14" table:formula="of:=[.I36]*[.$L$1]" office:value-type="float" office:value="200" calcext:value-type="float">
            <text:p>200</text:p>
          </table:table-cell>
          <table:table-cell table:style-name="ce14" office:value-type="float" office:value="184" calcext:value-type="float">
            <text:p>184</text:p>
          </table:table-cell>
          <table:table-cell table:style-name="ce70" table:formula="of:=MAX(0;([.M36]-[.N36]))" office:value-type="float" office:value="16" calcext:value-type="float">
            <text:p>16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14"/>
          <table:table-cell table:style-name="ce22" office:value-type="string" calcext:value-type="string">
            <office:annotation draw:style-name="gr2" draw:text-style-name="P2" svg:width="1.1413in" svg:height="0.7083in" svg:x="8.389in" svg:y="7.55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J37]*[.I37]" office:value-type="currency" office:currency="USD" office:value="0.27128" calcext:value-type="currency">
            <text:p>$0.27</text:p>
          </table:table-cell>
          <table:table-cell table:style-name="ce48" table:formula="of:=[.K37]*[.L$1]" office:value-type="currency" office:currency="USD" office:value="27.128" calcext:value-type="currency">
            <text:p>$27.13</text:p>
          </table:table-cell>
          <table:table-cell table:style-name="ce14" table:formula="of:=[.I37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37]-[.N37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</text:p>
          </table:table-cell>
          <table:table-cell table:style-name="ce14"/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J38]*[.I38]" office:value-type="currency" office:currency="USD" office:value="0.1003" calcext:value-type="currency">
            <text:p>$0.10</text:p>
          </table:table-cell>
          <table:table-cell table:style-name="ce48" table:formula="of:=[.K38]*[.L$1]" office:value-type="currency" office:currency="USD" office:value="10.03" calcext:value-type="currency">
            <text:p>$10.03</text:p>
          </table:table-cell>
          <table:table-cell table:style-name="ce14" table:formula="of:=[.I38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38]-[.N38]))" office:value-type="float" office:value="10" calcext:value-type="float">
            <text:p>1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14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J39]*[.I39]" office:value-type="currency" office:currency="USD" office:value="0.24416" calcext:value-type="currency">
            <text:p>$0.24</text:p>
          </table:table-cell>
          <table:table-cell table:style-name="ce48" table:formula="of:=[.K39]*[.L$1]" office:value-type="currency" office:currency="USD" office:value="24.416" calcext:value-type="currency">
            <text:p>$24.42</text:p>
          </table:table-cell>
          <table:table-cell table:style-name="ce14" table:formula="of:=[.I39]*[.$L$1]" office:value-type="float" office:value="200" calcext:value-type="float">
            <text:p>200</text:p>
          </table:table-cell>
          <table:table-cell table:style-name="ce14" office:value-type="float" office:value="260" calcext:value-type="float">
            <text:p>260</text:p>
          </table:table-cell>
          <table:table-cell table:formula="of:=MAX(0;([.M39]-[.N39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5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36:.K39])+[.K33]" office:value-type="currency" office:currency="USD" office:value="126.1076" calcext:value-type="currency">
            <text:p>$126.11</text:p>
          </table:table-cell>
          <table:table-cell table:style-name="ce64" table:formula="of:=SUM([.L36:.L39])+[.L33]" office:value-type="currency" office:currency="USD" office:value="12610.76" calcext:value-type="currency">
            <text:p>$12,610.76</text:p>
          </table:table-cell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4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2"/>
          <table:table-cell/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</table:table-cell>
          <table:table-cell table:style-name="ce31"/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J44]*[.I44]" office:value-type="currency" office:currency="USD" office:value="0.8789" calcext:value-type="currency">
            <text:p>$0.88</text:p>
          </table:table-cell>
          <table:table-cell table:style-name="ce48" table:formula="of:=[.K44]*[.L$1]" office:value-type="currency" office:currency="USD" office:value="87.89" calcext:value-type="currency">
            <text:p>$87.89</text:p>
          </table:table-cell>
          <table:table-cell table:style-name="ce14" table:formula="of:=[.I44]*[.$L$1]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formula="of:=MAX(0;([.M44]-[.N44]))" office:value-type="float" office:value="8" calcext:value-type="float">
            <text:p>8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14"/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J45]*[.I45]" office:value-type="currency" office:currency="USD" office:value="1.40472" calcext:value-type="currency">
            <text:p>$1.40</text:p>
          </table:table-cell>
          <table:table-cell table:style-name="ce48" table:formula="of:=[.K45]*[.L$1]" office:value-type="currency" office:currency="USD" office:value="140.472" calcext:value-type="currency">
            <text:p>$140.47</text:p>
          </table:table-cell>
          <table:table-cell table:style-name="ce14" table:formula="of:=[.I45]*[.$L$1]" office:value-type="float" office:value="300" calcext:value-type="float">
            <text:p>30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M45]-[.N45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T810-600B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J46]*[.I46]" office:value-type="currency" office:currency="USD" office:value="1.0752" calcext:value-type="currency">
            <text:p>$1.08</text:p>
          </table:table-cell>
          <table:table-cell table:style-name="ce48" table:formula="of:=[.K46]*[.L$1]" office:value-type="currency" office:currency="USD" office:value="107.52" calcext:value-type="currency">
            <text:p>$107.52</text:p>
          </table:table-cell>
          <table:table-cell table:style-name="ce14" table:formula="of:=[.I4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46]-[.N46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OC3023S</text:p>
            <text:p>MOC3023S-TA1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J47]*[.I47]" office:value-type="currency" office:currency="USD" office:value="0.2644" calcext:value-type="currency">
            <text:p>$0.26</text:p>
          </table:table-cell>
          <table:table-cell table:style-name="ce48" table:formula="of:=[.K47]*[.L$1]" office:value-type="currency" office:currency="USD" office:value="26.44" calcext:value-type="currency">
            <text:p>$26.44</text:p>
          </table:table-cell>
          <table:table-cell table:style-name="ce14" table:formula="of:=[.I4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47]-[.N47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Back of PCB</text:p>
          </table:table-cell>
          <table:table-cell table:style-name="ce14" office:value-type="string" calcext:value-type="string">
            <text:p>Connector – Temp Sens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6831CT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2"/>
          <table:table-cell table:style-name="ce48" table:formula="of:=[.J48]*[.I48]" office:value-type="currency" office:currency="USD" office:value="0" calcext:value-type="currency">
            <text:p>$0.00</text:p>
          </table:table-cell>
          <table:table-cell table:style-name="ce48" table:formula="of:=[.K48]*[.L$1]" office:value-type="currency" office:currency="USD" office:value="0" calcext:value-type="currency">
            <text:p>$0.00</text:p>
          </table:table-cell>
          <table:table-cell table:style-name="ce14" table:formula="of:=[.I48]*[.$L$1]" office:value-type="float" office:value="300" calcext:value-type="float">
            <text:p>30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48]-[.N48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J49]*[.I49]" office:value-type="currency" office:currency="USD" office:value="0.4068" calcext:value-type="currency">
            <text:p>$0.41</text:p>
          </table:table-cell>
          <table:table-cell table:style-name="ce48" table:formula="of:=[.K49]*[.L$1]" office:value-type="currency" office:currency="USD" office:value="40.68" calcext:value-type="currency">
            <text:p>$40.68</text:p>
          </table:table-cell>
          <table:table-cell table:style-name="ce14" table:formula="of:=[.I4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49]-[.N49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5711-1-ND</text:p>
          </table:table-cell>
          <table:table-cell table:style-name="ce14"/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J50]*[.I50]" office:value-type="currency" office:currency="USD" office:value="8.064" calcext:value-type="currency">
            <text:p>$8.06</text:p>
          </table:table-cell>
          <table:table-cell table:style-name="ce48" table:formula="of:=[.K50]*[.L$1]" office:value-type="currency" office:currency="USD" office:value="806.4" calcext:value-type="currency">
            <text:p>$806.40</text:p>
          </table:table-cell>
          <table:table-cell table:style-name="ce14" table:formula="of:=[.I50]*[.$L$1]" office:value-type="float" office:value="300" calcext:value-type="float">
            <text:p>300</text:p>
          </table:table-cell>
          <table:table-cell table:style-name="ce14" office:value-type="float" office:value="323" calcext:value-type="float">
            <text:p>323</text:p>
          </table:table-cell>
          <table:table-cell table:formula="of:=MAX(0;([.M50]-[.N50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6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11D1SR2VM</text:p>
            <text:p><text:span text:style-name="T3">H11D1SR2M</text:span></text:p>
            <text:p><text:span text:style-name="T4">H11D2SR2VM</text:span></text:p>
            <text:p><text:span text:style-name="T3">H11D1-X009T</text:span></text:p>
            <text:p><text:span text:style-name="T3">H11D1-X007T</text:span></text:p>
            <text:p><text:span text:style-name="T3">PC851XNNIP1H</text:span></text:p>
            <text:p><text:span text:style-name="T3">MOC8204SM</text:span></text:p>
          </table:table-cell>
          <table:table-cell table:style-name="ce14" table:number-columns-repeated="3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J51]*[.I51]" office:value-type="currency" office:currency="USD" office:value="0.5863" calcext:value-type="currency">
            <text:p>$0.59</text:p>
          </table:table-cell>
          <table:table-cell table:style-name="ce48" table:formula="of:=[.K51]*[.L$1]" office:value-type="currency" office:currency="USD" office:value="58.63" calcext:value-type="currency">
            <text:p>$58.63</text:p>
          </table:table-cell>
          <table:table-cell table:style-name="ce14" table:formula="of:=[.I51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51]-[.N51]))" office:value-type="float" office:value="10" calcext:value-type="float">
            <text:p>1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620A-2X007T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J52]*[.I52]" office:value-type="currency" office:currency="USD" office:value="1.314" calcext:value-type="currency">
            <text:p>$1.31</text:p>
          </table:table-cell>
          <table:table-cell table:style-name="ce48" table:formula="of:=[.K52]*[.L$1]" office:value-type="currency" office:currency="USD" office:value="131.4" calcext:value-type="currency">
            <text:p>$131.40</text:p>
          </table:table-cell>
          <table:table-cell table:style-name="ce14" table:formula="of:=[.I52]*[.$L$1]" office:value-type="float" office:value="200" calcext:value-type="float">
            <text:p>200</text:p>
          </table:table-cell>
          <table:table-cell table:style-name="ce14" office:value-type="float" office:value="296" calcext:value-type="float">
            <text:p>296</text:p>
          </table:table-cell>
          <table:table-cell table:formula="of:=MAX(0;([.M52]-[.N52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4:.K52])+[.K41]" office:value-type="currency" office:currency="USD" office:value="140.10192" calcext:value-type="currency">
            <text:p>$140.10</text:p>
          </table:table-cell>
          <table:table-cell table:style-name="ce64" table:formula="of:=SUM([.L44:.L52])+[.L41]" office:value-type="currency" office:currency="USD" office:value="14010.192" calcext:value-type="currency">
            <text:p>$14,010.19</text:p>
          </table:table-cell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13.0209in" draw:caption-point-x="-0.2402in" draw:caption-point-y="0.5945in">
              <dc:date>2021-10-13T00:00:00</dc:date>
              <text:p text:style-name="P3"><text:span text:style-name="T1">Have QTY50 </text:span></text:p>
              <text:p text:style-name="P3"><text:span text:style-name="T1">EPM1510SJA </text:span></text:p>
              <text:p text:style-name="P3"><text:span text:style-name="T1">(fans will be faster)</text:span></text:p>
            </office:annotation>
            <text:p>EPM1210SJ</text:p>
          </table:table-cell>
          <table:table-cell table:style-name="ce31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J57]*[.I57]" office:value-type="currency" office:currency="USD" office:value="5.01" calcext:value-type="currency">
            <text:p>$5.01</text:p>
          </table:table-cell>
          <table:table-cell table:style-name="ce48" table:formula="of:=[.K57]*[.L$1]" office:value-type="currency" office:currency="USD" office:value="501" calcext:value-type="currency">
            <text:p>$501.00</text:p>
          </table:table-cell>
          <table:table-cell table:style-name="ce14" table:formula="of:=[.I57]*[.$L$1]" office:value-type="float" office:value="100" calcext:value-type="float">
            <text:p>100</text:p>
          </table:table-cell>
          <table:table-cell table:style-name="ce14" office:value-type="float" office:value="43" calcext:value-type="float">
            <text:p>43</text:p>
          </table:table-cell>
          <table:table-cell table:style-name="ce70" table:formula="of:=MAX(0;([.M57]-[.N57]))" office:value-type="float" office:value="57" calcext:value-type="float">
            <text:p>57</text:p>
          </table:table-cell>
          <table:table-cell table:style-name="ce14" office:value-type="string" calcext:value-type="string">
            <text:p>QTY100 expected 2022FEB</text:p>
          </table:table-cell>
          <table:table-cell table:style-name="ce14" office:value-type="string" calcext:value-type="string">
            <text:p>QTY50 15V units ordered</text:p>
          </table:table-cell>
          <table:table-cell table:style-name="ce14" table:number-columns-repeated="46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174917-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7.15" calcext:value-type="currency">
            <text:p>$7.150</text:p>
          </table:table-cell>
          <table:table-cell table:style-name="ce48" table:formula="of:=[.J58]*[.I58]" office:value-type="currency" office:currency="USD" office:value="7.15" calcext:value-type="currency">
            <text:p>$7.15</text:p>
          </table:table-cell>
          <table:table-cell table:style-name="ce48" table:formula="of:=[.K58]*[.L$1]" office:value-type="currency" office:currency="USD" office:value="715" calcext:value-type="currency">
            <text:p>$715.00</text:p>
          </table:table-cell>
          <table:table-cell table:style-name="ce14" table:formula="of:=[.I58]*[.$L$1]" office:value-type="float" office:value="100" calcext:value-type="float">
            <text:p>100</text:p>
          </table:table-cell>
          <table:table-cell table:style-name="ce14" office:value-type="float" office:value="111" calcext:value-type="float">
            <text:p>111</text:p>
          </table:table-cell>
          <table:table-cell table:formula="of:=MAX(0;([.M58]-[.N58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11256-ND</text:p>
          </table:table-cell>
          <table:table-cell table:style-name="ce14"/>
          <table:table-cell table:style-name="ce31" office:value-type="string" calcext:value-type="string">
            <text:p>33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J59]*[.I59]" office:value-type="currency" office:currency="USD" office:value="1.2332" calcext:value-type="currency">
            <text:p>$1.23</text:p>
          </table:table-cell>
          <table:table-cell table:style-name="ce48" table:formula="of:=[.K59]*[.L$1]" office:value-type="currency" office:currency="USD" office:value="123.32" calcext:value-type="currency">
            <text:p>$123.32</text:p>
          </table:table-cell>
          <table:table-cell table:style-name="ce14" table:formula="of:=[.I59]*[.$L$1]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formula="of:=MAX(0;([.M59]-[.N59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J60]*[.I60]" office:value-type="currency" office:currency="USD" office:value="1.216" calcext:value-type="currency">
            <text:p>$1.22</text:p>
          </table:table-cell>
          <table:table-cell table:style-name="ce48" table:formula="of:=[.K60]*[.L$1]" office:value-type="currency" office:currency="USD" office:value="121.6" calcext:value-type="currency">
            <text:p>$121.60</text:p>
          </table:table-cell>
          <table:table-cell table:style-name="ce14" table:formula="of:=[.I60]*[.$L$1]" office:value-type="float" office:value="200" calcext:value-type="float">
            <text:p>200</text:p>
          </table:table-cell>
          <table:table-cell table:style-name="ce14" office:value-type="float" office:value="180" calcext:value-type="float">
            <text:p>180</text:p>
          </table:table-cell>
          <table:table-cell table:formula="of:=MAX(0;([.M60]-[.N60]))" office:value-type="float" office:value="20" calcext:value-type="float">
            <text:p>2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J61]*[.I61]" office:value-type="currency" office:currency="USD" office:value="8.00408" calcext:value-type="currency">
            <text:p>$8.00</text:p>
          </table:table-cell>
          <table:table-cell table:style-name="ce48" table:formula="of:=[.K61]*[.L$1]" office:value-type="currency" office:currency="USD" office:value="800.408" calcext:value-type="currency">
            <text:p>$800.41</text:p>
          </table:table-cell>
          <table:table-cell table:style-name="ce14" table:formula="of:=[.I61]*[.$L$1]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formula="of:=MAX(0;([.M61]-[.N61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4407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J62]*[.I62]" office:value-type="currency" office:currency="USD" office:value="2.8064" calcext:value-type="currency">
            <text:p>$2.81</text:p>
          </table:table-cell>
          <table:table-cell table:style-name="ce48" table:formula="of:=[.K62]*[.L$1]" office:value-type="currency" office:currency="USD" office:value="280.64" calcext:value-type="currency">
            <text:p>$280.64</text:p>
          </table:table-cell>
          <table:table-cell table:style-name="ce14" table:formula="of:=[.I62]*[.$L$1]" office:value-type="float" office:value="1000" calcext:value-type="float">
            <text:p>1000</text:p>
          </table:table-cell>
          <table:table-cell table:style-name="ce14" office:value-type="float" office:value="920" calcext:value-type="float">
            <text:p>920</text:p>
          </table:table-cell>
          <table:table-cell table:formula="of:=MAX(0;([.M62]-[.N62]))" office:value-type="float" office:value="80" calcext:value-type="float">
            <text:p>8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6" calcext:value-type="currency">
            <text:p>$0.660</text:p>
          </table:table-cell>
          <table:table-cell table:style-name="ce48" table:formula="of:=[.J63]*[.I63]" office:value-type="currency" office:currency="USD" office:value="1.32" calcext:value-type="currency">
            <text:p>$1.32</text:p>
          </table:table-cell>
          <table:table-cell table:style-name="ce48" table:formula="of:=[.K63]*[.L$1]" office:value-type="currency" office:currency="USD" office:value="132" calcext:value-type="currency">
            <text:p>$132.00</text:p>
          </table:table-cell>
          <table:table-cell table:style-name="ce14" table:formula="of:=[.I63]*[.$L$1]" office:value-type="float" office:value="200" calcext:value-type="float">
            <text:p>200</text:p>
          </table:table-cell>
          <table:table-cell table:style-name="ce14" office:value-type="float" office:value="192" calcext:value-type="float">
            <text:p>192</text:p>
          </table:table-cell>
          <table:table-cell table:formula="of:=MAX(0;([.M63]-[.N63]))" office:value-type="float" office:value="8" calcext:value-type="float">
            <text:p>8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RL14H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493" calcext:value-type="currency">
            <text:p>$0.493</text:p>
          </table:table-cell>
          <table:table-cell table:style-name="ce48" table:formula="of:=[.J64]*[.I64]" office:value-type="currency" office:currency="USD" office:value="0.986" calcext:value-type="currency">
            <text:p>$0.99</text:p>
          </table:table-cell>
          <table:table-cell table:style-name="ce48" table:formula="of:=[.K64]*[.L$1]" office:value-type="currency" office:currency="USD" office:value="98.6" calcext:value-type="currency">
            <text:p>$98.60</text:p>
          </table:table-cell>
          <table:table-cell table:style-name="ce14" table:formula="of:=[.I64]*[.$L$1]" office:value-type="float" office:value="200" calcext:value-type="float">
            <text:p>200</text:p>
          </table:table-cell>
          <table:table-cell table:style-name="ce14" office:value-type="float" office:value="568" calcext:value-type="float">
            <text:p>568</text:p>
          </table:table-cell>
          <table:table-cell table:formula="of:=MAX(0;([.M64]-[.N64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57-CDR-04-GR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69" calcext:value-type="currency">
            <text:p>$0.569</text:p>
          </table:table-cell>
          <table:table-cell table:style-name="ce48" table:formula="of:=[.J65]*[.I65]" office:value-type="currency" office:currency="USD" office:value="0.569" calcext:value-type="currency">
            <text:p>$0.57</text:p>
          </table:table-cell>
          <table:table-cell table:style-name="ce48" table:formula="of:=[.K65]*[.L$1]" office:value-type="currency" office:currency="USD" office:value="56.9" calcext:value-type="currency">
            <text:p>$56.90</text:p>
          </table:table-cell>
          <table:table-cell table:style-name="ce14" table:formula="of:=[.I65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65]-[.N65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over Switch (Cherry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H160-ND</text:p>
          </table:table-cell>
          <table:table-cell table:style-name="ce14"/>
          <table:table-cell table:style-name="ce31" office:value-type="string" calcext:value-type="string">
            <text:p>Cherry Black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" calcext:value-type="currency">
            <text:p>$0.800</text:p>
          </table:table-cell>
          <table:table-cell table:style-name="ce48" table:formula="of:=[.J66]*[.I66]" office:value-type="currency" office:currency="USD" office:value="0.8" calcext:value-type="currency">
            <text:p>$0.80</text:p>
          </table:table-cell>
          <table:table-cell table:style-name="ce48" table:formula="of:=[.K66]*[.L$1]" office:value-type="currency" office:currency="USD" office:value="80" calcext:value-type="currency">
            <text:p>$80.00</text:p>
          </table:table-cell>
          <table:table-cell table:style-name="ce14" table:formula="of:=[.I66]*[.$L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formula="of:=MAX(0;([.M66]-[.N66]))" office:value-type="float" office:value="50" calcext:value-type="float">
            <text:p>5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33-102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37" calcext:value-type="currency">
            <text:p>$0.437</text:p>
          </table:table-cell>
          <table:table-cell table:style-name="ce48" table:formula="of:=[.J67]*[.I67]" office:value-type="currency" office:currency="USD" office:value="0.437" calcext:value-type="currency">
            <text:p>$0.44</text:p>
          </table:table-cell>
          <table:table-cell table:style-name="ce48" table:formula="of:=[.K67]*[.L$1]" office:value-type="currency" office:currency="USD" office:value="43.7" calcext:value-type="currency">
            <text:p>$43.70</text:p>
          </table:table-cell>
          <table:table-cell table:style-name="ce14" table:formula="of:=[.I67]*[.$L$1]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70" table:formula="of:=MAX(0;([.M67]-[.N67]))" office:value-type="float" office:value="40" calcext:value-type="float">
            <text:p>40</text:p>
          </table:table-cell>
          <table:table-cell table:style-name="ce14" table:number-columns-repeated="48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57:.K67])+[.K54]" office:value-type="currency" office:currency="USD" office:value="169.6336" calcext:value-type="currency">
            <text:p>$169.63</text:p>
          </table:table-cell>
          <table:table-cell table:style-name="ce64" table:formula="of:=SUM([.L57:.L67])+[.L54]" office:value-type="currency" office:currency="USD" office:value="16963.36" calcext:value-type="currency">
            <text:p>$16,963.36</text:p>
          </table:table-cell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  <text:p>Sager</text:p>
          </table:table-cell>
          <table:table-cell table:style-name="ce14" office:value-type="string" calcext:value-type="string">
            <text:p>MF60151VX-1000U-A99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J71]*[.I71]" office:value-type="currency" office:currency="USD" office:value="10.2" calcext:value-type="currency">
            <text:p>$10.20</text:p>
          </table:table-cell>
          <table:table-cell table:style-name="ce48" table:formula="of:=[.K71]*[.L$1]" office:value-type="currency" office:currency="USD" office:value="1020" calcext:value-type="currency">
            <text:p>$1,020.00</text:p>
          </table:table-cell>
          <table:table-cell table:style-name="ce14" table:formula="of:=[.I71]*[.$L$1]" office:value-type="float" office:value="300" calcext:value-type="float">
            <text:p>300</text:p>
          </table:table-cell>
          <table:table-cell table:style-name="ce14" office:value-type="float" office:value="330" calcext:value-type="float">
            <text:p>330</text:p>
          </table:table-cell>
          <table:table-cell table:formula="of:=MAX(0;([.M71]-[.N71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01" calcext:value-type="currency">
            <text:p>$3.010</text:p>
          </table:table-cell>
          <table:table-cell table:style-name="ce48" table:formula="of:=[.J72]*[.I72]" office:value-type="currency" office:currency="USD" office:value="9.03" calcext:value-type="currency">
            <text:p>$9.03</text:p>
          </table:table-cell>
          <table:table-cell table:style-name="ce48" table:formula="of:=[.K72]*[.L$1]" office:value-type="currency" office:currency="USD" office:value="903" calcext:value-type="currency">
            <text:p>$903.00</text:p>
          </table:table-cell>
          <table:table-cell table:style-name="ce14" table:formula="of:=[.I72]*[.$L$1]" office:value-type="float" office:value="300" calcext:value-type="float">
            <text:p>300</text:p>
          </table:table-cell>
          <table:table-cell table:style-name="ce14" office:value-type="float" office:value="100" calcext:value-type="float">
            <text:p>100</text:p>
          </table:table-cell>
          <table:table-cell table:style-name="ce70" table:formula="of:=MAX(0;([.M72]-[.N72]))" office:value-type="float" office:value="200" calcext:value-type="float">
            <text:p>2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Battery temp tubing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P1056CL00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/>
          <table:table-cell table:style-name="ce58" office:value-type="currency" office:currency="USD" office:value="0.2" calcext:value-type="currency">
            <text:p>$0.200</text:p>
          </table:table-cell>
          <table:table-cell table:style-name="ce48" table:formula="of:=[.J73]*[.I73]" office:value-type="currency" office:currency="USD" office:value="0" calcext:value-type="currency">
            <text:p>$0.00</text:p>
          </table:table-cell>
          <table:table-cell table:style-name="ce48" table:formula="of:=[.K73]*[.L$1]" office:value-type="currency" office:currency="USD" office:value="0" calcext:value-type="currency">
            <text:p>$0.00</text:p>
          </table:table-cell>
          <table:table-cell table:style-name="ce14" table:formula="of:=[.I73]*[.$L$1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73]-[.N73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<text:span text:style-name="T3">0ADKC8000-BE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J74]*[.I74]" office:value-type="currency" office:currency="USD" office:value="1.9052" calcext:value-type="currency">
            <text:p>$1.91</text:p>
          </table:table-cell>
          <table:table-cell table:style-name="ce48" table:formula="of:=[.K74]*[.L$1]" office:value-type="currency" office:currency="USD" office:value="190.52" calcext:value-type="currency">
            <text:p>$190.52</text:p>
          </table:table-cell>
          <table:table-cell table:style-name="ce14" table:formula="of:=[.I74]*[.$L$1]" office:value-type="float" office:value="200" calcext:value-type="float">
            <text:p>200</text:p>
          </table:table-cell>
          <table:table-cell table:style-name="ce14" office:value-type="float" office:value="86" calcext:value-type="float">
            <text:p>86</text:p>
          </table:table-cell>
          <table:table-cell table:formula="of:=MAX(0;([.M74]-[.N74]))" office:value-type="float" office:value="114" calcext:value-type="float">
            <text:p>114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J75]*[.I75]" office:value-type="currency" office:currency="USD" office:value="3.5851" calcext:value-type="currency">
            <text:p>$3.59</text:p>
          </table:table-cell>
          <table:table-cell table:style-name="ce48" table:formula="of:=[.K75]*[.L$1]" office:value-type="currency" office:currency="USD" office:value="358.51" calcext:value-type="currency">
            <text:p>$358.51</text:p>
          </table:table-cell>
          <table:table-cell table:style-name="ce14" table:formula="of:=[.I75]*[.$L$1]" office:value-type="float" office:value="100" calcext:value-type="float">
            <text:p>100</text:p>
          </table:table-cell>
          <table:table-cell table:style-name="ce14" office:value-type="float" office:value="28" calcext:value-type="float">
            <text:p>28</text:p>
          </table:table-cell>
          <table:table-cell table:formula="of:=MAX(0;([.M75]-[.N75]))" office:value-type="float" office:value="72" calcext:value-type="float">
            <text:p>72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J76]*[.I76]" office:value-type="currency" office:currency="USD" office:value="2.236" calcext:value-type="currency">
            <text:p>$2.24</text:p>
          </table:table-cell>
          <table:table-cell table:style-name="ce48" table:formula="of:=[.K76]*[.L$1]" office:value-type="currency" office:currency="USD" office:value="223.6" calcext:value-type="currency">
            <text:p>$223.60</text:p>
          </table:table-cell>
          <table:table-cell table:style-name="ce14" table:formula="of:=[.I76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76]-[.N76]))" office:value-type="float" office:value="100" calcext:value-type="float">
            <text:p>100</text:p>
          </table:table-cell>
          <table:table-cell table:style-name="ce14" table:number-columns-repeated="48"/>
          <table:table-cell table:number-columns-repeated="961"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PLED96W-213-C0450-D</text:span></text:p>
            <text:p><text:span text:style-name="T3">PLED96W-274-C0350-D</text:span></text:p>
            <text:p><text:span text:style-name="T3">PLED75W-214-C0350-D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J77]*[.I77]" office:value-type="currency" office:currency="USD" office:value="34.31" calcext:value-type="currency">
            <text:p>$34.31</text:p>
          </table:table-cell>
          <table:table-cell table:style-name="ce48" table:formula="of:=[.K77]*[.L$1]" office:value-type="currency" office:currency="USD" office:value="3431" calcext:value-type="currency">
            <text:p>$3,431.00</text:p>
          </table:table-cell>
          <table:table-cell table:style-name="ce14" table:formula="of:=[.I77]*[.$L$1]" office:value-type="float" office:value="100" calcext:value-type="float">
            <text:p>100</text:p>
          </table:table-cell>
          <table:table-cell table:style-name="ce14" office:value-type="float" office:value="94" calcext:value-type="float">
            <text:p>94</text:p>
          </table:table-cell>
          <table:table-cell table:style-name="ce70" table:formula="of:=MAX(0;([.M77]-[.N77]))" office:value-type="float" office:value="6" calcext:value-type="float">
            <text:p>6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7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85" calcext:value-type="currency">
            <text:p>$0.850</text:p>
          </table:table-cell>
          <table:table-cell table:style-name="ce48" table:formula="of:=[.J78]*[.I78]" office:value-type="currency" office:currency="USD" office:value="1.7" calcext:value-type="currency">
            <text:p>$1.70</text:p>
          </table:table-cell>
          <table:table-cell table:style-name="ce48" table:formula="of:=[.K78]*[.L$1]" office:value-type="currency" office:currency="USD" office:value="170" calcext:value-type="currency">
            <text:p>$170.00</text:p>
          </table:table-cell>
          <table:table-cell table:style-name="ce14" table:formula="of:=[.I78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formula="of:=MAX(0;([.M78]-[.N78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office:annotation draw:style-name="gr2" draw:text-style-name="P2" svg:width="1.1413in" svg:height="0.7083in" svg:x="6.7102in" svg:y="17.8862in" draw:caption-point-x="-0.2402in" draw:caption-point-y="0.5945in">
              <dc:date>2021-10-10T00:00:00</dc:date>
              <text:p text:style-name="P1"><text:span text:style-name="T1">Average Price Listed</text:span></text:p>
            </office:annotation>
            <text:p>Anderson - 75A RED/BLK/BLU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14" calcext:value-type="currency">
            <text:p>$1.140</text:p>
          </table:table-cell>
          <table:table-cell table:style-name="ce48" table:formula="of:=[.J79]*[.I79]" office:value-type="currency" office:currency="USD" office:value="2.28" calcext:value-type="currency">
            <text:p>$2.28</text:p>
          </table:table-cell>
          <table:table-cell table:style-name="ce48" table:formula="of:=[.K79]*[.L$1]" office:value-type="currency" office:currency="USD" office:value="228" calcext:value-type="currency">
            <text:p>$228.00</text:p>
          </table:table-cell>
          <table:table-cell table:style-name="ce14" table:formula="of:=[.I79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formula="of:=MAX(0;([.M79]-[.N79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1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J80]*[.I80]" office:value-type="currency" office:currency="USD" office:value="1.12" calcext:value-type="currency">
            <text:p>$1.12</text:p>
          </table:table-cell>
          <table:table-cell table:style-name="ce48" table:formula="of:=[.K80]*[.L$1]" office:value-type="currency" office:currency="USD" office:value="112" calcext:value-type="currency">
            <text:p>$112.00</text:p>
          </table:table-cell>
          <table:table-cell table:style-name="ce14" table:formula="of:=[.I80]*[.$L$1]" office:value-type="float" office:value="800" calcext:value-type="float">
            <text:p>800</text:p>
          </table:table-cell>
          <table:table-cell table:style-name="ce14" office:value-type="float" office:value="700" calcext:value-type="float">
            <text:p>700</text:p>
          </table:table-cell>
          <table:table-cell table:formula="of:=MAX(0;([.M80]-[.N80]))" office:value-type="float" office:value="100" calcext:value-type="float">
            <text:p>10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GR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1]*[.I81]" office:value-type="currency" office:currency="USD" office:value="0.78" calcext:value-type="currency">
            <text:p>$0.78</text:p>
          </table:table-cell>
          <table:table-cell table:style-name="ce48" table:formula="of:=[.K81]*[.L$1]" office:value-type="currency" office:currency="USD" office:value="78" calcext:value-type="currency">
            <text:p>$78.00</text:p>
          </table:table-cell>
          <table:table-cell table:style-name="ce14" table:formula="of:=[.I81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formula="of:=MAX(0;([.M81]-[.N81]))" office:value-type="float" office:value="10" calcext:value-type="float">
            <text:p>1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WH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2]*[.I82]" office:value-type="currency" office:currency="USD" office:value="0.78" calcext:value-type="currency">
            <text:p>$0.78</text:p>
          </table:table-cell>
          <table:table-cell table:style-name="ce48" table:formula="of:=[.K82]*[.L$1]" office:value-type="currency" office:currency="USD" office:value="78" calcext:value-type="currency">
            <text:p>$78.00</text:p>
          </table:table-cell>
          <table:table-cell table:style-name="ce14" table:formula="of:=[.I82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formula="of:=MAX(0;([.M82]-[.N82]))" office:value-type="float" office:value="10" calcext:value-type="float">
            <text:p>1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BLK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3]*[.I83]" office:value-type="currency" office:currency="USD" office:value="0.78" calcext:value-type="currency">
            <text:p>$0.78</text:p>
          </table:table-cell>
          <table:table-cell table:style-name="ce48" table:formula="of:=[.K83]*[.L$1]" office:value-type="currency" office:currency="USD" office:value="78" calcext:value-type="currency">
            <text:p>$78.00</text:p>
          </table:table-cell>
          <table:table-cell table:style-name="ce14" table:formula="of:=[.I83]*[.$L$1]" office:value-type="float" office:value="200" calcext:value-type="float">
            <text:p>200</text:p>
          </table:table-cell>
          <table:table-cell table:style-name="ce14" office:value-type="float" office:value="290" calcext:value-type="float">
            <text:p>290</text:p>
          </table:table-cell>
          <table:table-cell table:formula="of:=MAX(0;([.M83]-[.N83]))" office:value-type="float" office:value="0" calcext:value-type="float">
            <text:p>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ORG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4]*[.I84]" office:value-type="currency" office:currency="USD" office:value="0.78" calcext:value-type="currency">
            <text:p>$0.78</text:p>
          </table:table-cell>
          <table:table-cell table:style-name="ce48" table:formula="of:=[.K84]*[.L$1]" office:value-type="currency" office:currency="USD" office:value="78" calcext:value-type="currency">
            <text:p>$78.00</text:p>
          </table:table-cell>
          <table:table-cell table:style-name="ce14" table:formula="of:=[.I84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formula="of:=MAX(0;([.M84]-[.N84]))" office:value-type="float" office:value="10" calcext:value-type="float">
            <text:p>1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5.99" calcext:value-type="currency">
            <text:p>$15.990</text:p>
          </table:table-cell>
          <table:table-cell table:style-name="ce48" table:formula="of:=[.J85]*[.I85]" office:value-type="currency" office:currency="USD" office:value="15.99" calcext:value-type="currency">
            <text:p>$15.99</text:p>
          </table:table-cell>
          <table:table-cell table:style-name="ce48" table:formula="of:=[.K85]*[.L$1]" office:value-type="currency" office:currency="USD" office:value="1599" calcext:value-type="currency">
            <text:p>$1,599.00</text:p>
          </table:table-cell>
          <table:table-cell table:style-name="ce14" table:formula="of:=[.I85]*[.$L$1]" office:value-type="float" office:value="100" calcext:value-type="float">
            <text:p>100</text:p>
          </table:table-cell>
          <table:table-cell table:style-name="ce14" office:value-type="float" office:value="21" calcext:value-type="float">
            <text:p>21</text:p>
          </table:table-cell>
          <table:table-cell table:formula="of:=MAX(0;([.M85]-[.N85]))" office:value-type="float" office:value="79" calcext:value-type="float">
            <text:p>79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7400A1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J86]*[.I86]" office:value-type="currency" office:currency="USD" office:value="1.08" calcext:value-type="currency">
            <text:p>$1.08</text:p>
          </table:table-cell>
          <table:table-cell table:style-name="ce48" table:formula="of:=[.K86]*[.L$1]" office:value-type="currency" office:currency="USD" office:value="108" calcext:value-type="currency">
            <text:p>$108.00</text:p>
          </table:table-cell>
          <table:table-cell table:style-name="ce14" table:formula="of:=[.I86]*[.$L$1]" office:value-type="float" office:value="600" calcext:value-type="float">
            <text:p>600</text:p>
          </table:table-cell>
          <table:table-cell table:style-name="ce14" office:value-type="float" office:value="600" calcext:value-type="float">
            <text:p>600</text:p>
          </table:table-cell>
          <table:table-cell table:formula="of:=MAX(0;([.M86]-[.N86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8689A11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72" calcext:value-type="currency">
            <text:p>$0.072</text:p>
          </table:table-cell>
          <table:table-cell table:style-name="ce48" table:formula="of:=[.J87]*[.I87]" office:value-type="currency" office:currency="USD" office:value="0.432" calcext:value-type="currency">
            <text:p>$0.43</text:p>
          </table:table-cell>
          <table:table-cell table:style-name="ce48" table:formula="of:=[.K87]*[.L$1]" office:value-type="currency" office:currency="USD" office:value="43.2" calcext:value-type="currency">
            <text:p>$43.20</text:p>
          </table:table-cell>
          <table:table-cell table:style-name="ce14" table:formula="of:=[.I87]*[.$L$1]" office:value-type="float" office:value="600" calcext:value-type="float">
            <text:p>600</text:p>
          </table:table-cell>
          <table:table-cell table:style-name="ce14" office:value-type="float" office:value="650" calcext:value-type="float">
            <text:p>650</text:p>
          </table:table-cell>
          <table:table-cell table:formula="of:=MAX(0;([.M87]-[.N87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J88]*[.I88]" office:value-type="currency" office:currency="USD" office:value="4.8" calcext:value-type="currency">
            <text:p>$4.80</text:p>
          </table:table-cell>
          <table:table-cell table:style-name="ce48" table:formula="of:=[.K88]*[.L$1]" office:value-type="currency" office:currency="USD" office:value="480" calcext:value-type="currency">
            <text:p>$480.00</text:p>
          </table:table-cell>
          <table:table-cell table:style-name="ce14" table:formula="of:=[.I88]*[.$L$1]" office:value-type="float" office:value="200" calcext:value-type="float">
            <text:p>200</text:p>
          </table:table-cell>
          <table:table-cell table:style-name="ce14" office:value-type="float" office:value="63" calcext:value-type="float">
            <text:p>63</text:p>
          </table:table-cell>
          <table:table-cell table:formula="of:=MAX(0;([.M88]-[.N88]))" office:value-type="float" office:value="137" calcext:value-type="float">
            <text:p>137</text:p>
          </table:table-cell>
          <table:table-cell table:style-name="ce14" office:value-type="string" calcext:value-type="string">
            <text:p>QTY60 expected November</text:p>
          </table:table-cell>
          <table:table-cell table:style-name="ce14" table:number-columns-repeated="47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91A16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J89]*[.I89]" office:value-type="currency" office:currency="USD" office:value="0.8" calcext:value-type="currency">
            <text:p>$0.80</text:p>
          </table:table-cell>
          <table:table-cell table:style-name="ce48" table:formula="of:=[.K89]*[.L$1]" office:value-type="currency" office:currency="USD" office:value="80" calcext:value-type="currency">
            <text:p>$80.00</text:p>
          </table:table-cell>
          <table:table-cell table:style-name="ce14" table:formula="of:=[.I89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formula="of:=MAX(0;([.M89]-[.N89]))" office:value-type="float" office:value="200" calcext:value-type="float">
            <text:p>2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12 mm Bol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1280A524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J90]*[.I90]" office:value-type="currency" office:currency="USD" office:value="0.72" calcext:value-type="currency">
            <text:p>$0.72</text:p>
          </table:table-cell>
          <table:table-cell table:style-name="ce48" table:formula="of:=[.K90]*[.L$1]" office:value-type="currency" office:currency="USD" office:value="72" calcext:value-type="currency">
            <text:p>$72.00</text:p>
          </table:table-cell>
          <table:table-cell table:style-name="ce14" table:formula="of:=[.I90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90]-[.N90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3" draw:text-style-name="P2" svg:width="1.711in" svg:height="0.9701in" svg:x="3.3047in" svg:y="20.0055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J91]*[.I91]" office:value-type="currency" office:currency="USD" office:value="0.201" calcext:value-type="currency">
            <text:p>$0.20</text:p>
          </table:table-cell>
          <table:table-cell table:style-name="ce48" table:formula="of:=[.K91]*[.L$1]" office:value-type="currency" office:currency="USD" office:value="20.1" calcext:value-type="currency">
            <text:p>$20.10</text:p>
          </table:table-cell>
          <table:table-cell table:style-name="ce14" table:formula="of:=[.I91]*[.$L$1]" office:value-type="float" office:value="300" calcext:value-type="float">
            <text:p>300</text:p>
          </table:table-cell>
          <table:table-cell table:style-name="ce14" office:value-type="float" office:value="600" calcext:value-type="float">
            <text:p>600</text:p>
          </table:table-cell>
          <table:table-cell table:formula="of:=MAX(0;([.M91]-[.N91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9" calcext:value-type="float">
            <text:p>9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J92]*[.I92]" office:value-type="currency" office:currency="USD" office:value="0.8091" calcext:value-type="currency">
            <text:p>$0.81</text:p>
          </table:table-cell>
          <table:table-cell table:style-name="ce48" table:formula="of:=[.K92]*[.L$1]" office:value-type="currency" office:currency="USD" office:value="80.91" calcext:value-type="currency">
            <text:p>$80.91</text:p>
          </table:table-cell>
          <table:table-cell table:style-name="ce14" table:formula="of:=[.I92]*[.$L$1]" office:value-type="float" office:value="900" calcext:value-type="float">
            <text:p>9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92]-[.N92]))" office:value-type="float" office:value="400" calcext:value-type="float">
            <text:p>4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J93]*[.I93]" office:value-type="currency" office:currency="USD" office:value="1.2588" calcext:value-type="currency">
            <text:p>$1.26</text:p>
          </table:table-cell>
          <table:table-cell table:style-name="ce48" table:formula="of:=[.K93]*[.L$1]" office:value-type="currency" office:currency="USD" office:value="125.88" calcext:value-type="currency">
            <text:p>$125.88</text:p>
          </table:table-cell>
          <table:table-cell table:style-name="ce14" table:formula="of:=[.I93]*[.$L$1]" office:value-type="float" office:value="1200" calcext:value-type="float">
            <text:p>12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93]-[.N93]))" office:value-type="float" office:value="700" calcext:value-type="float">
            <text:p>7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3475A230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25" calcext:value-type="currency">
            <text:p>$0.025</text:p>
          </table:table-cell>
          <table:table-cell table:style-name="ce48" table:formula="of:=[.J94]*[.I94]" office:value-type="currency" office:currency="USD" office:value="0.725" calcext:value-type="currency">
            <text:p>$0.73</text:p>
          </table:table-cell>
          <table:table-cell table:style-name="ce48" table:formula="of:=[.K94]*[.L$1]" office:value-type="currency" office:currency="USD" office:value="72.5" calcext:value-type="currency">
            <text:p>$72.50</text:p>
          </table:table-cell>
          <table:table-cell table:style-name="ce14" table:formula="of:=[.I94]*[.$L$1]" office:value-type="float" office:value="2900" calcext:value-type="float">
            <text:p>290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M94]-[.N94]))" office:value-type="float" office:value="1900" calcext:value-type="float">
            <text:p>19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079" calcext:value-type="currency">
            <text:p>$0.079</text:p>
          </table:table-cell>
          <table:table-cell table:style-name="ce48" table:formula="of:=[.J95]*[.I95]" office:value-type="currency" office:currency="USD" office:value="0.948" calcext:value-type="currency">
            <text:p>$0.95</text:p>
          </table:table-cell>
          <table:table-cell table:style-name="ce48" table:formula="of:=[.K95]*[.L$1]" office:value-type="currency" office:currency="USD" office:value="94.8" calcext:value-type="currency">
            <text:p>$94.80</text:p>
          </table:table-cell>
          <table:table-cell table:style-name="ce14" table:formula="of:=[.I95]*[.$L$1]" office:value-type="float" office:value="1200" calcext:value-type="float">
            <text:p>1200</text:p>
          </table:table-cell>
          <table:table-cell table:style-name="ce14" office:value-type="float" office:value="3970" calcext:value-type="float">
            <text:p>3970</text:p>
          </table:table-cell>
          <table:table-cell table:formula="of:=MAX(0;([.M95]-[.N95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Lock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76A103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J96]*[.I96]" office:value-type="currency" office:currency="USD" office:value="0.35" calcext:value-type="currency">
            <text:p>$0.35</text:p>
          </table:table-cell>
          <table:table-cell table:style-name="ce48" table:formula="of:=[.K96]*[.L$1]" office:value-type="currency" office:currency="USD" office:value="35" calcext:value-type="currency">
            <text:p>$35.00</text:p>
          </table:table-cell>
          <table:table-cell table:style-name="ce14" table:formula="of:=[.I96]*[.$L$1]" office:value-type="float" office:value="700" calcext:value-type="float">
            <text:p>700</text:p>
          </table:table-cell>
          <table:table-cell table:style-name="ce14" office:value-type="float" office:value="800" calcext:value-type="float">
            <text:p>800</text:p>
          </table:table-cell>
          <table:table-cell table:formula="of:=MAX(0;([.M96]-[.N96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table:formula="of:=14.68/100" office:value-type="currency" office:currency="USD" office:value="0.1468" calcext:value-type="currency">
            <text:p>$0.147</text:p>
          </table:table-cell>
          <table:table-cell table:style-name="ce48" table:formula="of:=[.J97]*[.I97]" office:value-type="currency" office:currency="USD" office:value="0.5872" calcext:value-type="currency">
            <text:p>$0.59</text:p>
          </table:table-cell>
          <table:table-cell table:style-name="ce48" table:formula="of:=[.K97]*[.L$1]" office:value-type="currency" office:currency="USD" office:value="58.72" calcext:value-type="currency">
            <text:p>$58.72</text:p>
          </table:table-cell>
          <table:table-cell table:style-name="ce14" table:formula="of:=[.I97]*[.$L$1]" office:value-type="float" office:value="400" calcext:value-type="float">
            <text:p>400</text:p>
          </table:table-cell>
          <table:table-cell table:style-name="ce14" office:value-type="float" office:value="120" calcext:value-type="float">
            <text:p>120</text:p>
          </table:table-cell>
          <table:table-cell table:formula="of:=MAX(0;([.M97]-[.N97]))" office:value-type="float" office:value="280" calcext:value-type="float">
            <text:p>280</text:p>
          </table:table-cell>
          <table:table-cell table:style-name="ce14" office:value-type="string" calcext:value-type="string">
            <text:p>Ben ordering QTY1000</text:p>
          </table:table-cell>
          <table:table-cell table:style-name="ce14" table:number-columns-repeated="47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3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58" office:value-type="currency" office:currency="USD" office:value="0.51" calcext:value-type="currency">
            <text:p>$0.510</text:p>
          </table:table-cell>
          <table:table-cell table:style-name="ce48" table:formula="of:=[.J98]*[.I98]" office:value-type="currency" office:currency="USD" office:value="0.51" calcext:value-type="currency">
            <text:p>$0.51</text:p>
          </table:table-cell>
          <table:table-cell table:style-name="ce48" table:formula="of:=[.K98]*[.L$1]" office:value-type="currency" office:currency="USD" office:value="51" calcext:value-type="currency">
            <text:p>$51.00</text:p>
          </table:table-cell>
          <table:table-cell table:style-name="ce14" table:formula="of:=[.I98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98]-[.N98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14"/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J99]*[.I99]" office:value-type="currency" office:currency="USD" office:value="2.071" calcext:value-type="currency">
            <text:p>$2.07</text:p>
          </table:table-cell>
          <table:table-cell table:style-name="ce48" table:formula="of:=[.K99]*[.L$1]" office:value-type="currency" office:currency="USD" office:value="207.1" calcext:value-type="currency">
            <text:p>$207.10</text:p>
          </table:table-cell>
          <table:table-cell table:style-name="ce14" table:formula="of:=[.I99]*[.$L$1]" office:value-type="float" office:value="500" calcext:value-type="float">
            <text:p>500</text:p>
          </table:table-cell>
          <table:table-cell table:style-name="ce14" office:value-type="float" office:value="687" calcext:value-type="float">
            <text:p>687</text:p>
          </table:table-cell>
          <table:table-cell table:formula="of:=MAX(0;([.M99]-[.N99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45 standoff (18S→12S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10493-ND</text:p>
          </table:table-cell>
          <table:table-cell table:style-name="ce14"/>
          <table:table-cell table:style-name="ce31" office:value-type="string" calcext:value-type="string">
            <text:p>45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0" calcext:value-type="float">
            <text:p>0</text:p>
          </table:table-cell>
          <table:table-cell table:style-name="ce42" office:value-type="currency" office:currency="USD" office:value="1.44" calcext:value-type="currency">
            <text:p>$1.440</text:p>
          </table:table-cell>
          <table:table-cell table:style-name="ce48" table:formula="of:=[.J100]*[.I100]" office:value-type="currency" office:currency="USD" office:value="0" calcext:value-type="currency">
            <text:p>$0.00</text:p>
          </table:table-cell>
          <table:table-cell table:style-name="ce48" table:formula="of:=[.K100]*[.L$1]" office:value-type="currency" office:currency="USD" office:value="0" calcext:value-type="currency">
            <text:p>$0.00</text:p>
          </table:table-cell>
          <table:table-cell table:style-name="ce14" table:formula="of:=[.I100]*[.$L$1]" office:value-type="float" office:value="0" calcext:value-type="float">
            <text:p>0</text:p>
          </table:table-cell>
          <table:table-cell table:style-name="ce14" office:value-type="float" office:value="144" calcext:value-type="float">
            <text:p>144</text:p>
          </table:table-cell>
          <table:table-cell table:formula="of:=MAX(0;([.M100]-[.N100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" office:value-type="string" calcext:value-type="string">
            <text:p>Mechanicals</text:p>
          </table:table-cell>
          <table:table-cell table:style-name="ce3" office:value-type="string" calcext:value-type="string">
            <text:p>Safety Cover</text:p>
          </table:table-cell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55" office:value-type="currency" office:currency="USD" office:value="30" calcext:value-type="currency">
            <text:p>$30.000</text:p>
          </table:table-cell>
          <table:table-cell table:style-name="ce64" table:formula="of:=[.J101]*[.I101]" office:value-type="currency" office:currency="USD" office:value="30" calcext:value-type="currency">
            <text:p>$30.00</text:p>
          </table:table-cell>
          <table:table-cell table:style-name="ce64" table:formula="of:=[.K101]*[.L$1]" office:value-type="currency" office:currency="USD" office:value="3000" calcext:value-type="currency">
            <text:p>$3,000.00</text:p>
          </table:table-cell>
          <table:table-cell table:style-name="ce3" table:formula="of:=[.I101]*[.$L$1]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formula="of:=MAX(0;([.M101]-[.N101]))" office:value-type="float" office:value="100" calcext:value-type="float">
            <text:p>10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J102]*[.I102]" office:value-type="currency" office:currency="USD" office:value="27.15" calcext:value-type="currency">
            <text:p>$27.15</text:p>
          </table:table-cell>
          <table:table-cell table:style-name="ce48" table:formula="of:=[.K102]*[.L$1]" office:value-type="currency" office:currency="USD" office:value="2715" calcext:value-type="currency">
            <text:p>$2,715.00</text:p>
          </table:table-cell>
          <table:table-cell table:style-name="ce14" table:formula="of:=[.I102]*[.$L$1]" office:value-type="float" office:value="300" calcext:value-type="float">
            <text:p>300</text:p>
          </table:table-cell>
          <table:table-cell table:style-name="ce14" office:value-type="float" office:value="152" calcext:value-type="float">
            <text:p>152</text:p>
          </table:table-cell>
          <table:table-cell table:formula="of:=MAX(0;([.M102]-[.N102]))" office:value-type="float" office:value="148" calcext:value-type="float">
            <text:p>148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Nut (GRY)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2" calcext:value-type="currency">
            <text:p>$0.020</text:p>
          </table:table-cell>
          <table:table-cell table:style-name="ce48" table:formula="of:=[.J103]*[.I103]" office:value-type="currency" office:currency="USD" office:value="0.04" calcext:value-type="currency">
            <text:p>$0.04</text:p>
          </table:table-cell>
          <table:table-cell table:style-name="ce48" table:formula="of:=[.K103]*[.L$1]" office:value-type="currency" office:currency="USD" office:value="4" calcext:value-type="currency">
            <text:p>$4.00</text:p>
          </table:table-cell>
          <table:table-cell table:style-name="ce14" table:formula="of:=[.I103]*[.$L$1]" office:value-type="float" office:value="200" calcext:value-type="float">
            <text:p>20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M103]-[.N103]))" office:value-type="float" office:value="0" calcext:value-type="float">
            <text:p>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RED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12R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4]*[.I104]" office:value-type="currency" office:currency="USD" office:value="0.65" calcext:value-type="currency">
            <text:p>$0.65</text:p>
          </table:table-cell>
          <table:table-cell table:style-name="ce48" table:formula="of:=[.K104]*[.L$1]" office:value-type="currency" office:currency="USD" office:value="65" calcext:value-type="currency">
            <text:p>$65.00</text:p>
          </table:table-cell>
          <table:table-cell table:style-name="ce14" table:formula="of:=[.I104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104]-[.N104]))" office:value-type="float" office:value="0" calcext:value-type="float">
            <text:p>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BLK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8B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5]*[.I105]" office:value-type="currency" office:currency="USD" office:value="0.65" calcext:value-type="currency">
            <text:p>$0.65</text:p>
          </table:table-cell>
          <table:table-cell table:style-name="ce48" table:formula="of:=[.K105]*[.L$1]" office:value-type="currency" office:currency="USD" office:value="65" calcext:value-type="currency">
            <text:p>$65.00</text:p>
          </table:table-cell>
          <table:table-cell table:style-name="ce14" table:formula="of:=[.I105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105]-[.N105]))" office:value-type="float" office:value="0" calcext:value-type="float">
            <text:p>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WHT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9W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6]*[.I106]" office:value-type="currency" office:currency="USD" office:value="0.26" calcext:value-type="currency">
            <text:p>$0.26</text:p>
          </table:table-cell>
          <table:table-cell table:style-name="ce48" table:formula="of:=[.K106]*[.L$1]" office:value-type="currency" office:currency="USD" office:value="26" calcext:value-type="currency">
            <text:p>$26.00</text:p>
          </table:table-cell>
          <table:table-cell table:style-name="ce14" table:formula="of:=[.I10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06]-[.N106]))" office:value-type="float" office:value="0" calcext:value-type="float">
            <text:p>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GRN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57GY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7]*[.I107]" office:value-type="currency" office:currency="USD" office:value="0.26" calcext:value-type="currency">
            <text:p>$0.26</text:p>
          </table:table-cell>
          <table:table-cell table:style-name="ce48" table:formula="of:=[.K107]*[.L$1]" office:value-type="currency" office:currency="USD" office:value="26" calcext:value-type="currency">
            <text:p>$26.00</text:p>
          </table:table-cell>
          <table:table-cell table:style-name="ce14" table:formula="of:=[.I10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07]-[.N107]))" office:value-type="float" office:value="0" calcext:value-type="float">
            <text:p>0</text:p>
          </table:table-cell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Ring – LiBCM Pow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46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96" calcext:value-type="currency">
            <text:p>$0.096</text:p>
          </table:table-cell>
          <table:table-cell table:style-name="ce48" table:formula="of:=[.J108]*[.I108]" office:value-type="currency" office:currency="USD" office:value="0.192" calcext:value-type="currency">
            <text:p>$0.19</text:p>
          </table:table-cell>
          <table:table-cell table:style-name="ce48" table:formula="of:=[.K108]*[.L$1]" office:value-type="currency" office:currency="USD" office:value="19.2" calcext:value-type="currency">
            <text:p>$19.20</text:p>
          </table:table-cell>
          <table:table-cell table:style-name="ce14" table:formula="of:=[.I108]*[.$L$1]" office:value-type="float" office:value="200" calcext:value-type="float">
            <text:p>20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108]-[.N108]))" office:value-type="float" office:value="0" calcext:value-type="float">
            <text:p>0</text:p>
          </table:table-cell>
          <table:table-cell table:style-name="ce3" table:number-columns-repeated="48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Digikey</text:p>
            <text:p>(AVNET cheaper)</text:p>
          </table:table-cell>
          <table:table-cell table:style-name="ce14" office:value-type="string" calcext:value-type="string">
            <text:p>A27073-ND (existing)</text:p>
            <text:p>WM19129-ND (TBD)</text:p>
            <text:p><text:span text:style-name="T5">A27083-ND (meh)</text:span></text:p>
            <text:p><text:span text:style-name="T5">277-11172-ND (meh)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83" calcext:value-type="currency">
            <text:p>$0.830</text:p>
          </table:table-cell>
          <table:table-cell table:style-name="ce48" table:formula="of:=[.J109]*[.I109]" office:value-type="currency" office:currency="USD" office:value="4.98" calcext:value-type="currency">
            <text:p>$4.98</text:p>
          </table:table-cell>
          <table:table-cell table:style-name="ce48" table:formula="of:=[.K109]*[.L$1]" office:value-type="currency" office:currency="USD" office:value="498" calcext:value-type="currency">
            <text:p>$498.00</text:p>
          </table:table-cell>
          <table:table-cell table:style-name="ce14" table:formula="of:=[.I109]*[.$L$1]" office:value-type="float" office:value="600" calcext:value-type="float">
            <text:p>600</text:p>
          </table:table-cell>
          <table:table-cell table:style-name="ce14" office:value-type="float" office:value="660" calcext:value-type="float">
            <text:p>660</text:p>
          </table:table-cell>
          <table:table-cell table:formula="of:=MAX(0;([.M109]-[.N109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 (existing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J110]*[.I110]" office:value-type="currency" office:currency="USD" office:value="1.0488" calcext:value-type="currency">
            <text:p>$1.05</text:p>
          </table:table-cell>
          <table:table-cell table:style-name="ce48" table:formula="of:=[.K110]*[.L$1]" office:value-type="currency" office:currency="USD" office:value="104.88" calcext:value-type="currency">
            <text:p>$104.88</text:p>
          </table:table-cell>
          <table:table-cell table:style-name="ce14" table:formula="of:=[.I110]*[.$L$1]" office:value-type="float" office:value="200" calcext:value-type="float">
            <text:p>200</text:p>
          </table:table-cell>
          <table:table-cell table:style-name="ce14" office:value-type="float" office:value="360" calcext:value-type="float">
            <text:p>360</text:p>
          </table:table-cell>
          <table:table-cell table:formula="of:=MAX(0;([.M110]-[.N110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 (existing)</text:p>
            <text:p>23-0191930245-ND (excellent substitute)</text:p>
            <text:p>A27067-ND (TBD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J111]*[.I111]" office:value-type="currency" office:currency="USD" office:value="2.1488" calcext:value-type="currency">
            <text:p>$2.15</text:p>
          </table:table-cell>
          <table:table-cell table:style-name="ce48" table:formula="of:=[.K111]*[.L$1]" office:value-type="currency" office:currency="USD" office:value="214.88" calcext:value-type="currency">
            <text:p>$214.88</text:p>
          </table:table-cell>
          <table:table-cell table:style-name="ce14" table:formula="of:=[.I111]*[.$L$1]" office:value-type="float" office:value="200" calcext:value-type="float">
            <text:p>200</text:p>
          </table:table-cell>
          <table:table-cell table:style-name="ce14" office:value-type="float" office:value="110" calcext:value-type="float">
            <text:p>110</text:p>
          </table:table-cell>
          <table:table-cell table:formula="of:=MAX(0;([.M111]-[.N111]))" office:value-type="float" office:value="90" calcext:value-type="float">
            <text:p>9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urrent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office:annotation draw:style-name="gr2" draw:text-style-name="P2" svg:width="1.1413in" svg:height="0.7083in" svg:x="9.922in" svg:y="24.5335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6</text:p>
          </table:table-cell>
          <table:table-cell table:style-name="ce42" table:formula="of:=33.99/100" office:value-type="currency" office:currency="USD" office:value="0.3399" calcext:value-type="currency">
            <office:annotation draw:style-name="gr2" draw:text-style-name="P2" svg:width="1.1413in" svg:height="0.7083in" svg:x="10.6972in" svg:y="24.5476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0</text:p>
          </table:table-cell>
          <table:table-cell table:style-name="ce48" table:formula="of:=[.J112]*[.I112]" office:value-type="currency" office:currency="USD" office:value="2.0394" calcext:value-type="currency">
            <text:p>$2.04</text:p>
          </table:table-cell>
          <table:table-cell table:style-name="ce48" table:formula="of:=[.K112]*[.L$1]" office:value-type="currency" office:currency="USD" office:value="203.94" calcext:value-type="currency">
            <text:p>$203.94</text:p>
          </table:table-cell>
          <table:table-cell table:style-name="ce14" table:formula="of:=[.I112]*[.$L$1]" office:value-type="float" office:value="600" calcext:value-type="float">
            <text:p>600</text:p>
          </table:table-cell>
          <table:table-cell table:style-name="ce14" office:value-type="float" office:value="400" calcext:value-type="float">
            <text:p>400</text:p>
          </table:table-cell>
          <table:table-cell table:formula="of:=MAX(0;([.M112]-[.N112]))" office:value-type="float" office:value="200" calcext:value-type="float">
            <text:p>200</text:p>
          </table:table-cell>
          <table:table-cell table:style-name="ce14" table:number-columns-repeated="48"/>
          <table:table-cell table:number-columns-repeated="961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3.3047in" svg:y="24.7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"/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office:annotation draw:style-name="gr2" draw:text-style-name="P2" svg:width="1.1413in" svg:height="0.7083in" svg:x="9.922in" svg:y="24.7252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</text:p>
          </table:table-cell>
          <table:table-cell table:style-name="ce42" office:value-type="currency" office:currency="USD" office:value="1.23" calcext:value-type="currency">
            <office:annotation draw:style-name="gr2" draw:text-style-name="P2" svg:width="1.1413in" svg:height="0.7083in" svg:x="10.6972in" svg:y="24.7252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0</text:p>
          </table:table-cell>
          <table:table-cell table:style-name="ce48" table:formula="of:=[.J113]*[.I113]" office:value-type="currency" office:currency="USD" office:value="8.61" calcext:value-type="currency">
            <text:p>$8.61</text:p>
          </table:table-cell>
          <table:table-cell table:style-name="ce48" table:formula="of:=[.K113]*[.L$1]" office:value-type="currency" office:currency="USD" office:value="861" calcext:value-type="currency">
            <text:p>$861.00</text:p>
          </table:table-cell>
          <table:table-cell table:style-name="ce14" table:formula="of:=[.I113]*[.$L$1]" office:value-type="float" office:value="700" calcext:value-type="float">
            <text:p>700</text:p>
          </table:table-cell>
          <table:table-cell table:style-name="ce14" office:value-type="float" office:value="504" calcext:value-type="float">
            <text:p>504</text:p>
          </table:table-cell>
          <table:table-cell table:formula="of:=MAX(0;([.M113]-[.N113]))" office:value-type="float" office:value="196" calcext:value-type="float">
            <text:p>196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Heat Shrink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heat shrink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07" calcext:value-type="currency">
            <text:p>$0.070</text:p>
          </table:table-cell>
          <table:table-cell table:style-name="ce48" table:formula="of:=[.J114]*[.I114]" office:value-type="currency" office:currency="USD" office:value="0.07" calcext:value-type="currency">
            <text:p>$0.07</text:p>
          </table:table-cell>
          <table:table-cell table:style-name="ce48" table:formula="of:=[.K114]*[.L$1]" office:value-type="currency" office:currency="USD" office:value="7" calcext:value-type="currency">
            <text:p>$7.00</text:p>
          </table:table-cell>
          <table:table-cell table:style-name="ce14" table:formula="of:=[.I114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114]-[.N114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Mechanicals</text:p>
          </table:table-cell>
          <table:table-cell table:style-name="ce14" office:value-type="string" calcext:value-type="string">
            <text:p>Allen Wrench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2.5 mm L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35" calcext:value-type="currency">
            <text:p>$0.350</text:p>
          </table:table-cell>
          <table:table-cell table:style-name="ce48" table:formula="of:=[.J115]*[.I115]" office:value-type="currency" office:currency="USD" office:value="0.35" calcext:value-type="currency">
            <text:p>$0.35</text:p>
          </table:table-cell>
          <table:table-cell table:style-name="ce48" table:formula="of:=[.K115]*[.L$1]" office:value-type="currency" office:currency="USD" office:value="35" calcext:value-type="currency">
            <text:p>$35.00</text:p>
          </table:table-cell>
          <table:table-cell table:style-name="ce14" table:formula="of:=[.I115]*[.$L$1]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</text:p>
          </table:table-cell>
          <table:table-cell table:formula="of:=MAX(0;([.M115]-[.N115]))" office:value-type="float" office:value="80" calcext:value-type="float">
            <text:p>8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4" draw:text-style-name="P2" svg:width="1.1413in" svg:height="1.4787in" svg:x="6.7102in" svg:y="25.887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J116]*[.I116]" office:value-type="currency" office:currency="USD" office:value="4.24" calcext:value-type="currency">
            <text:p>$4.24</text:p>
          </table:table-cell>
          <table:table-cell table:style-name="ce48" table:formula="of:=[.K116]*[.L$1]" office:value-type="currency" office:currency="USD" office:value="424" calcext:value-type="currency">
            <text:p>$424.00</text:p>
          </table:table-cell>
          <table:table-cell table:style-name="ce14" table:formula="of:=[.I116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16]-[.N116]))" office:value-type="float" office:value="100" calcext:value-type="float">
            <text:p>1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5" draw:text-style-name="P2" svg:width="1.1413in" svg:height="1.3232in" svg:x="6.7102in" svg:y="26.065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J117]*[.I117]" office:value-type="currency" office:currency="USD" office:value="4.52" calcext:value-type="currency">
            <text:p>$4.52</text:p>
          </table:table-cell>
          <table:table-cell table:style-name="ce48" table:formula="of:=[.K117]*[.L$1]" office:value-type="currency" office:currency="USD" office:value="452" calcext:value-type="currency">
            <text:p>$452.00</text:p>
          </table:table-cell>
          <table:table-cell table:style-name="ce14" table:formula="of:=[.I117]*[.$L$1]" office:value-type="float" office:value="200" calcext:value-type="float">
            <text:p>200</text:p>
          </table:table-cell>
          <table:table-cell table:style-name="ce14" office:value-type="float" office:value="50" calcext:value-type="float">
            <text:p>50</text:p>
          </table:table-cell>
          <table:table-cell table:formula="of:=MAX(0;([.M117]-[.N117]))" office:value-type="float" office:value="150" calcext:value-type="float">
            <text:p>15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20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J118]*[.I118]" office:value-type="currency" office:currency="USD" office:value="0.6654" calcext:value-type="currency">
            <text:p>$0.67</text:p>
          </table:table-cell>
          <table:table-cell table:style-name="ce48" table:formula="of:=[.K118]*[.L$1]" office:value-type="currency" office:currency="USD" office:value="66.54" calcext:value-type="currency">
            <text:p>$66.54</text:p>
          </table:table-cell>
          <table:table-cell table:style-name="ce14" table:formula="of:=[.I118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formula="of:=MAX(0;([.M118]-[.N118]))" office:value-type="float" office:value="1" calcext:value-type="float">
            <text:p>1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J119]*[.I119]" office:value-type="currency" office:currency="USD" office:value="0.4942" calcext:value-type="currency">
            <text:p>$0.49</text:p>
          </table:table-cell>
          <table:table-cell table:style-name="ce48" table:formula="of:=[.K119]*[.L$1]" office:value-type="currency" office:currency="USD" office:value="49.42" calcext:value-type="currency">
            <text:p>$49.42</text:p>
          </table:table-cell>
          <table:table-cell table:style-name="ce14" table:formula="of:=[.I119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formula="of:=MAX(0;([.M119]-[.N119]))" office:value-type="float" office:value="1" calcext:value-type="float">
            <text:p>1</text:p>
          </table:table-cell>
          <table:table-cell table:style-name="ce14" table:number-columns-repeated="48"/>
          <table:table-cell table:number-columns-repeated="961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<text:span text:style-name="T3">71600-020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J120]*[.I120]" office:value-type="currency" office:currency="USD" office:value="1.05852" calcext:value-type="currency">
            <text:p>$1.06</text:p>
          </table:table-cell>
          <table:table-cell table:style-name="ce48" table:formula="of:=[.K120]*[.L$1]" office:value-type="currency" office:currency="USD" office:value="105.852" calcext:value-type="currency">
            <text:p>$105.85</text:p>
          </table:table-cell>
          <table:table-cell table:style-name="ce14" table:formula="of:=[.I120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120]-[.N120]))" office:value-type="float" office:value="110" calcext:value-type="float">
            <text:p>110</text:p>
          </table:table-cell>
          <table:table-cell table:style-name="ce14" table:number-columns-repeated="48"/>
          <table:table-cell table:number-columns-repeated="961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10-ID-BK</text:p>
            <text:p><text:span text:style-name="T3">71600-014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J121]*[.I121]" office:value-type="currency" office:currency="USD" office:value="1.2726" calcext:value-type="currency">
            <text:p>$1.27</text:p>
          </table:table-cell>
          <table:table-cell table:style-name="ce48" table:formula="of:=[.K121]*[.L$1]" office:value-type="currency" office:currency="USD" office:value="127.26" calcext:value-type="currency">
            <text:p>$127.26</text:p>
          </table:table-cell>
          <table:table-cell table:style-name="ce14" table:formula="of:=[.I121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121]-[.N121]))" office:value-type="float" office:value="110" calcext:value-type="float">
            <text:p>11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14" office:value-type="string" calcext:value-type="string">
            <text:p>Screw terminal ferrules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38" calcext:value-type="currency">
            <text:p>$0.038</text:p>
          </table:table-cell>
          <table:table-cell table:style-name="ce48" table:formula="of:=[.J122]*[.I122]" office:value-type="currency" office:currency="USD" office:value="0.228" calcext:value-type="currency">
            <text:p>$0.23</text:p>
          </table:table-cell>
          <table:table-cell table:style-name="ce48" table:formula="of:=[.K122]*[.L$1]" office:value-type="currency" office:currency="USD" office:value="22.8" calcext:value-type="currency">
            <text:p>$22.80</text:p>
          </table:table-cell>
          <table:table-cell table:style-name="ce14" table:formula="of:=[.I122]*[.$L$1]" office:value-type="float" office:value="600" calcext:value-type="float">
            <text:p>6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122]-[.N122]))" office:value-type="float" office:value="100" calcext:value-type="float">
            <text:p>1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ferrule (2 pins per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88-107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44" calcext:value-type="currency">
            <text:p>$0.044</text:p>
          </table:table-cell>
          <table:table-cell table:style-name="ce48" table:formula="of:=[.J123]*[.I123]" office:value-type="currency" office:currency="USD" office:value="0.088" calcext:value-type="currency">
            <text:p>$0.09</text:p>
          </table:table-cell>
          <table:table-cell table:style-name="ce48" table:formula="of:=[.K123]*[.L$1]" office:value-type="currency" office:currency="USD" office:value="8.8" calcext:value-type="currency">
            <text:p>$8.80</text:p>
          </table:table-cell>
          <table:table-cell table:style-name="ce14" table:formula="of:=[.I123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23]-[.N123]))" office:value-type="float" office:value="100" calcext:value-type="float">
            <text:p>1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4P shielded cable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55" office:value-type="currency" office:currency="USD" office:value="2" calcext:value-type="currency">
            <text:p>$2.000</text:p>
          </table:table-cell>
          <table:table-cell table:style-name="ce48" table:formula="of:=[.J124]*[.I124]" office:value-type="currency" office:currency="USD" office:value="2" calcext:value-type="currency">
            <text:p>$2.00</text:p>
          </table:table-cell>
          <table:table-cell table:style-name="ce48" table:formula="of:=[.K124]*[.L$1]" office:value-type="currency" office:currency="USD" office:value="200" calcext:value-type="currency">
            <text:p>$200.00</text:p>
          </table:table-cell>
          <table:table-cell table:style-name="ce14" table:formula="of:=[.I124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124]-[.N124]))" office:value-type="float" office:value="100" calcext:value-type="float">
            <text:p>1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crim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42"/>
          <table:table-cell table:style-name="ce48" table:formula="of:=[.J125]*[.I125]" office:value-type="currency" office:currency="USD" office:value="0" calcext:value-type="currency">
            <text:p>$0.00</text:p>
          </table:table-cell>
          <table:table-cell table:style-name="ce48" table:formula="of:=[.K125]*[.L$1]" office:value-type="currency" office:currency="USD" office:value="0" calcext:value-type="currency">
            <text:p>$0.00</text:p>
          </table:table-cell>
          <table:table-cell table:style-name="ce14" table:formula="of:=[.I125]*[.$L$1]" office:value-type="float" office:value="800" calcext:value-type="float">
            <text:p>800</text:p>
          </table:table-cell>
          <table:table-cell table:style-name="ce14" office:value-type="float" office:value="5" calcext:value-type="float">
            <text:p>5</text:p>
          </table:table-cell>
          <table:table-cell table:formula="of:=MAX(0;([.M125]-[.N125]))" office:value-type="float" office:value="795" calcext:value-type="float">
            <text:p>795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0.1" SI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/>
          <table:table-cell table:style-name="ce48" table:formula="of:=[.J126]*[.I126]" office:value-type="currency" office:currency="USD" office:value="0" calcext:value-type="currency">
            <text:p>$0.00</text:p>
          </table:table-cell>
          <table:table-cell table:style-name="ce48" table:formula="of:=[.K126]*[.L$1]" office:value-type="currency" office:currency="USD" office:value="0" calcext:value-type="currency">
            <text:p>$0.00</text:p>
          </table:table-cell>
          <table:table-cell table:style-name="ce14" table:formula="of:=[.I126]*[.$L$1]" office:value-type="float" office:value="200" calcext:value-type="float">
            <text:p>20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126]-[.N126]))" office:value-type="float" office:value="200" calcext:value-type="float">
            <text:p>20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/>
          <table:table-cell table:style-name="ce48" table:formula="of:=[.J127]*[.I127]" office:value-type="currency" office:currency="USD" office:value="0" calcext:value-type="currency">
            <text:p>$0.00</text:p>
          </table:table-cell>
          <table:table-cell table:style-name="ce48" table:formula="of:=[.K127]*[.L$1]" office:value-type="currency" office:currency="USD" office:value="0" calcext:value-type="currency">
            <text:p>$0.00</text:p>
          </table:table-cell>
          <table:table-cell table:style-name="ce14" table:formula="of:=[.I127]*[.$L$1]" office:value-type="float" office:value="100" calcext:value-type="float">
            <text:p>100</text:p>
          </table:table-cell>
          <table:table-cell table:style-name="ce14" office:value-type="float" office:value="2" calcext:value-type="float">
            <text:p>2</text:p>
          </table:table-cell>
          <table:table-cell table:formula="of:=MAX(0;([.M127]-[.N127]))" office:value-type="float" office:value="98" calcext:value-type="float">
            <text:p>98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4" office:value-type="string" calcext:value-type="string">
            <text:p>Foam Sleeve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1560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table:formula="of:=0.35" office:value-type="currency" office:currency="USD" office:value="0.35" calcext:value-type="currency">
            <text:p>$0.350</text:p>
          </table:table-cell>
          <table:table-cell table:style-name="ce48" table:formula="of:=[.J128]*[.I128]" office:value-type="currency" office:currency="USD" office:value="0.7" calcext:value-type="currency">
            <text:p>$0.70</text:p>
          </table:table-cell>
          <table:table-cell table:style-name="ce48" table:formula="of:=[.K128]*[.L$1]" office:value-type="currency" office:currency="USD" office:value="70" calcext:value-type="currency">
            <text:p>$70.00</text:p>
          </table:table-cell>
          <table:table-cell table:style-name="ce14" table:formula="of:=[.I128]*[.$L$1]" office:value-type="float" office:value="200" calcext:value-type="float">
            <text:p>200</text:p>
          </table:table-cell>
          <table:table-cell table:style-name="ce14" office:value-type="float" office:value="150" calcext:value-type="float">
            <text:p>150</text:p>
          </table:table-cell>
          <table:table-cell table:formula="of:=MAX(0;([.M128]-[.N128]))" office:value-type="float" office:value="50" calcext:value-type="float">
            <text:p>5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14" office:value-type="string" calcext:value-type="string">
            <text:p>Box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23983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0.95*1.337" office:value-type="currency" office:currency="USD" office:value="1.27015" calcext:value-type="currency">
            <text:p>$1.270</text:p>
          </table:table-cell>
          <table:table-cell table:style-name="ce48" table:formula="of:=[.J129]*[.I129]" office:value-type="currency" office:currency="USD" office:value="1.27015" calcext:value-type="currency">
            <text:p>$1.27</text:p>
          </table:table-cell>
          <table:table-cell table:style-name="ce48" table:formula="of:=[.K129]*[.L$1]" office:value-type="currency" office:currency="USD" office:value="127.015" calcext:value-type="currency">
            <text:p>$127.02</text:p>
          </table:table-cell>
          <table:table-cell table:style-name="ce14" table:formula="of:=[.I12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29]-[.N129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14" office:value-type="string" calcext:value-type="string">
            <text:p>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98-18583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38.74/200" office:value-type="currency" office:currency="USD" office:value="0.1937" calcext:value-type="currency">
            <text:p>$0.194</text:p>
          </table:table-cell>
          <table:table-cell table:style-name="ce48" table:formula="of:=[.J130]*[.I130]" office:value-type="currency" office:currency="USD" office:value="0.1937" calcext:value-type="currency">
            <text:p>$0.19</text:p>
          </table:table-cell>
          <table:table-cell table:style-name="ce48" table:formula="of:=[.K130]*[.L$1]" office:value-type="currency" office:currency="USD" office:value="19.37" calcext:value-type="currency">
            <text:p>$19.37</text:p>
          </table:table-cell>
          <table:table-cell table:style-name="ce14" table:formula="of:=[.I130]*[.$L$1]" office:value-type="float" office:value="100" calcext:value-type="float">
            <text:p>100</text:p>
          </table:table-cell>
          <table:table-cell table:style-name="ce14" office:value-type="float" office:value="200" calcext:value-type="float">
            <text:p>200</text:p>
          </table:table-cell>
          <table:table-cell table:formula="of:=MAX(0;([.M130]-[.N130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14" office:value-type="string" calcext:value-type="string">
            <text:p>Label Tex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TZe231 12mm BLKonWHT &amp; BLKonCLR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0.125" calcext:value-type="float">
            <office:annotation draw:style-name="gr2" draw:text-style-name="P2" svg:width="1.1413in" svg:height="0.7083in" svg:x="9.922in" svg:y="28.8787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42" table:formula="of:=11.99/4" office:value-type="currency" office:currency="USD" office:value="2.9975" calcext:value-type="currency">
            <text:p>$2.998</text:p>
          </table:table-cell>
          <table:table-cell table:style-name="ce48" table:formula="of:=[.J131]*[.I131]" office:value-type="currency" office:currency="USD" office:value="0.3746875" calcext:value-type="currency">
            <text:p>$0.37</text:p>
          </table:table-cell>
          <table:table-cell table:style-name="ce48" table:formula="of:=[.K131]*[.L$1]" office:value-type="currency" office:currency="USD" office:value="37.46875" calcext:value-type="currency">
            <text:p>$37.47</text:p>
          </table:table-cell>
          <table:table-cell table:style-name="ce14" table:formula="of:=[.I131]*[.$L$1]" office:value-type="float" office:value="12.5" calcext:value-type="float">
            <text:p>12.5</text:p>
          </table:table-cell>
          <table:table-cell table:style-name="ce14" office:value-type="float" office:value="15" calcext:value-type="float">
            <text:p>15</text:p>
          </table:table-cell>
          <table:table-cell table:formula="of:=MAX(0;([.M131]-[.N131]))" office:value-type="float" office:value="0" calcext:value-type="float">
            <text:p>0</text:p>
          </table:table-cell>
          <table:table-cell table:style-name="ce14" table:number-columns-repeated="48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HV supply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1/8" conduit – 100’ length</text:p>
          </table:table-cell>
          <table:table-cell table:style-name="ce14" table:number-columns-repeated="3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office:annotation draw:style-name="gr2" draw:text-style-name="P2" svg:width="1.1413in" svg:height="0.7083in" svg:x="9.922in" svg:y="29.0425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42" table:formula="of:=8.99/100" office:value-type="currency" office:currency="USD" office:value="0.0899" calcext:value-type="currency">
            <office:annotation draw:style-name="gr2" draw:text-style-name="P2" svg:width="1.1413in" svg:height="0.7083in" svg:x="10.6972in" svg:y="29.056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0</text:p>
          </table:table-cell>
          <table:table-cell table:style-name="ce48" table:formula="of:=[.J132]*[.I132]" office:value-type="currency" office:currency="USD" office:value="0.3596" calcext:value-type="currency">
            <text:p>$0.36</text:p>
          </table:table-cell>
          <table:table-cell table:style-name="ce48" table:formula="of:=[.K132]*[.L$1]" office:value-type="currency" office:currency="USD" office:value="35.96" calcext:value-type="currency">
            <text:p>$35.96</text:p>
          </table:table-cell>
          <table:table-cell table:style-name="ce14" table:formula="of:=[.I132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formula="of:=MAX(0;([.M132]-[.N132]))" office:value-type="float" office:value="200" calcext:value-type="float">
            <text:p>200</text:p>
          </table:table-cell>
          <table:table-cell table:style-name="ce14" table:number-columns-repeated="1009"/>
        </table:table-row>
        <table:table-row table:style-name="ro3">
          <table:table-cell table:style-name="ce39" office:value-type="string" calcext:value-type="string">
            <text:p>Other Cables</text:p>
          </table:table-cell>
          <table:table-cell table:style-name="ce14" office:value-type="string" calcext:value-type="string">
            <text:p>MCM'E'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¼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office:annotation draw:style-name="gr2" draw:text-style-name="P2" svg:width="1.1413in" svg:height="0.7083in" svg:x="9.922in" svg:y="29.2205in" draw:caption-point-x="-0.2402in" draw:caption-point-y="0.6083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42" table:formula="of:=11/25" office:value-type="currency" office:currency="USD" office:value="0.44" calcext:value-type="currency">
            <office:annotation draw:style-name="gr2" draw:text-style-name="P2" svg:width="1.1413in" svg:height="0.7083in" svg:x="10.6972in" svg:y="29.234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440</text:p>
          </table:table-cell>
          <table:table-cell table:style-name="ce48" table:formula="of:=[.J133]*[.I133]" office:value-type="currency" office:currency="USD" office:value="0.88" calcext:value-type="currency">
            <text:p>$0.88</text:p>
          </table:table-cell>
          <table:table-cell table:style-name="ce48" table:formula="of:=[.K133]*[.L$1]" office:value-type="currency" office:currency="USD" office:value="88" calcext:value-type="currency">
            <text:p>$88.00</text:p>
          </table:table-cell>
          <table:table-cell table:style-name="ce14" table:formula="of:=[.I133]*[.$L$1]" office:value-type="float" office:value="200" calcext:value-type="float">
            <text:p>200</text:p>
          </table:table-cell>
          <table:table-cell table:style-name="ce14"/>
          <table:table-cell table:formula="of:=MAX(0;([.M133]-[.N133]))" office:value-type="float" office:value="200" calcext:value-type="float">
            <text:p>200</text:p>
          </table:table-cell>
          <table:table-cell table:style-name="ce14" table:number-columns-repeated="1009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71:.K133])+[.K68]" office:value-type="currency" office:currency="USD" office:value="367.1958575" calcext:value-type="currency">
            <text:p>$367.20</text:p>
          </table:table-cell>
          <table:table-cell table:style-name="ce64" table:formula="of:=SUM([.L71:.L133])+[.L68]" office:value-type="currency" office:currency="USD" office:value="36719.58575" calcext:value-type="currency">
            <text:p>$36,719.59</text:p>
          </table:table-cell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14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54" office:value-type="string" calcext:value-type="string">
            <text:p>$/LiBCM:</text:p>
          </table:table-cell>
          <table:table-cell table:style-name="ce3" table:number-columns-repeated="4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</table:table-cell>
          <table:table-cell table:style-name="ce64" table:formula="of:=[.K135]" office:value-type="currency" office:currency="USD" office:value="367.1958575" calcext:value-type="currency">
            <text:p>$367.20</text:p>
          </table:table-cell>
          <table:table-cell table:style-name="ce64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  <text:p>(Overhead)</text:p>
          </table:table-cell>
          <table:table-cell table:style-name="ce64" table:formula="of:=[.K139]*(0.0925+0.111)" office:value-type="currency" office:currency="USD" office:value="74.72435700125" calcext:value-type="currency">
            <text:p>$74.72</text:p>
          </table:table-cell>
          <table:table-cell table:style-name="ce3" office:value-type="string" calcext:value-type="string">
            <text:p>Assumes 10% failure rate</text:p>
          </table:table-cell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Labor</text:p>
            <text:p>(ATX)</text:p>
          </table:table-cell>
          <table:table-cell table:style-name="ce3" table:number-columns-repeated="4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60" office:value-type="string" calcext:value-type="string">
            <text:p>NRE</text:p>
          </table:table-cell>
          <table:table-cell table:style-name="ce64" table:formula="of:=[.F206]" office:value-type="currency" office:currency="USD" office:value="64.594275" calcext:value-type="currency">
            <text:p>$64.59</text:p>
          </table:table-cell>
          <table:table-cell table:style-name="ce3" table:number-columns-repeated="3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5"/>
          <table:table-cell table:style-name="ce54"/>
          <table:table-cell table:style-name="ce54" office:value-type="string" calcext:value-type="string">
            <text:p>Total COGs</text:p>
          </table:table-cell>
          <table:table-cell table:style-name="ce64" table:formula="of:=SUM([.K139:.K142])" office:value-type="currency" office:currency="USD" office:value="506.51448950125" calcext:value-type="currency">
            <text:p>$506.51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54"/>
          <table:table-cell table:style-name="ce3" table:number-columns-repeated="4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1" office:value-type="string" calcext:value-type="string">
            <text:p>Sale Price</text:p>
          </table:table-cell>
          <table:table-cell table:style-name="ce64" office:value-type="currency" office:currency="USD" office:value="1100" calcext:value-type="currency">
            <text:p>$1,100.00</text:p>
          </table:table-cell>
          <table:table-cell table:style-name="ce64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VDCDC Noise Parts</text:p>
          </table:table-cell>
          <table:table-cell table:style-name="ce3"/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Proto Fan</text:p>
          </table:table-cell>
          <table:table-cell table:style-name="ce3"/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3" office:value-type="string" calcext:value-type="string">
            <text:p>Net profit</text:p>
          </table:table-cell>
          <table:table-cell table:style-name="ce64" table:formula="of:=[.K145]-[.K143]" office:value-type="currency" office:currency="USD" office:value="593.48551049875" calcext:value-type="currency">
            <text:p>$593.49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2 nF capacitors</text:p>
          </table:table-cell>
          <table:table-cell table:style-name="ce3"/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A PCB</text:p>
          </table:table-cell>
          <table:table-cell table:style-name="ce3"/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"/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"/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"/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"/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"/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"/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"/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"/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"/>
          <table:table-cell table:style-name="ce38" office:value-type="currency" office:currency="USD" office:value="191" calcext:value-type="currency">
            <text:p>$191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"/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"/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"/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"/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"/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"/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"/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"/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"/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"/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"/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"/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"/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"/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"/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"/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"/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"/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"/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"/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 table:number-rows-repeated="1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"/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 table:number-rows-repeated="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rototyping NRE</text:p>
          </table:table-cell>
          <table:table-cell table:style-name="ce3"/>
          <table:table-cell table:style-name="ce38" table:formula="of:=SUM([.F146:.F203])" office:value-type="currency" office:currency="USD" office:value="3229.71375" calcext:value-type="currency">
            <text:p>$3,229.7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RE $/Unit</text:p>
          </table:table-cell>
          <table:table-cell table:style-name="ce3"/>
          <table:table-cell table:style-name="ce38" table:formula="of:=[.F204]/50" office:value-type="currency" office:currency="USD" office:value="64.594275" calcext:value-type="currency">
            <text:p>$64.5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 table:number-columns-repeated="961"/>
        </table:table-row>
        <table:table-row table:style-name="ro3" table:number-rows-repeated="10483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CB@SMT" table:style-name="ta1">
        <table:table-column table:style-name="co17" table:number-columns-repeated="55" table:default-cell-style-name="Default"/>
        <table:table-row table:style-name="ro3">
          <table:table-cell/>
          <table:table-cell table:style-name="ce27"/>
          <table:table-cell table:style-name="ce21"/>
          <table:table-cell table:style-name="ce27" table:number-columns-repeated="3"/>
          <table:table-cell table:style-name="ce53" table:number-columns-repeated="2"/>
          <table:table-cell/>
          <table:table-cell table:style-name="ce53" table:number-columns-repeated="2"/>
          <table:table-cell table:style-name="ce27"/>
          <table:table-cell table:style-name="ce53"/>
          <table:table-cell table:style-name="ce27" table:number-columns-repeated="2"/>
          <table:table-cell table:style-name="ce53"/>
          <table:table-cell table:style-name="ce27"/>
          <table:table-cell table:style-name="ce53"/>
          <table:table-cell table:style-name="ce27" table:number-columns-repeated="2"/>
          <table:table-cell table:style-name="ce79" table:number-columns-repeated="2"/>
          <table:table-cell table:style-name="ce27" table:number-columns-repeated="33"/>
        </table:table-row>
        <table:table-row table:style-name="ro3">
          <table:table-cell table:number-columns-repeated="55"/>
        </table:table-row>
        <table:table-row table:style-name="ro3">
          <table:table-cell table:style-name="ce11" office:value-type="string" calcext:value-type="string">
            <text:p>Resistors</text:p>
          </table:table-cell>
          <table:table-cell table:number-columns-repeated="54"/>
        </table:table-row>
        <table:table-row table:style-name="ro3" table:number-rows-repeated="19">
          <table:table-cell table:number-columns-repeated="55"/>
        </table:table-row>
        <table:table-row table:style-name="ro3">
          <table:table-cell table:style-name="ce11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7" table:default-cell-style-name="Default"/>
        <table:table-row table:style-name="ro3">
          <table:table-cell/>
        </table:table-row>
      </table:table>
      <table:table table:name="PCB@Sale" table:style-name="ta1">
        <table:table-column table:style-name="co17" table:default-cell-style-name="Default"/>
        <table:table-row table:style-name="ro3">
          <table:table-cell/>
        </table:table-row>
      </table:table>
      <table:table table:name="Kit@Sale" table:style-name="ta1">
        <table:table-column table:style-name="co17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BOM.C2:BOM.G77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8:01:50.320876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0-13T19:40:37.139400170</dc:date>
    <meta:generator>LibreOffice/7.0.1.2$MacOSX_X86_64 LibreOffice_project/7cbcfc562f6eb6708b5ff7d7397325de9e764452</meta:generator>
    <meta:editing-duration>P2DT23H5M31S</meta:editing-duration>
    <meta:editing-cycles>175</meta:editing-cycles>
    <meta:document-statistic meta:table-count="5" meta:cell-count="1554" meta:object-count="0"/>
  </office:meta>
</office:document-meta>
</file>